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ato" svg:font-family="Lato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01b68e" officeooo:paragraph-rsid="0001b68e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01b68e" officeooo:paragraph-rsid="0001b68e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rsid="0001b68e" officeooo:paragraph-rsid="0001b68e" style:text-blinking="false" fo:background-color="#ffffff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rsid="0001b68e" officeooo:paragraph-rsid="0001b68e" style:text-blinking="false" fo:background-color="#ffffff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rsid="0001b68e" style:text-blinking="false" fo:background-color="#ffffff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officeooo:rsid="0001b68e" officeooo:paragraph-rsid="0001b68e" style:text-blinking="false" fo:background-color="#ffffff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officeooo:rsid="0001b68e" officeooo:paragraph-rsid="0001b68e" style:text-blinking="false" fo:background-color="#ffffff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0pt" fo:letter-spacing="normal" style:text-underline-style="none" fo:font-weight="normal" officeooo:paragraph-rsid="0001b68e" style:text-blinking="false" fo:background-color="#ffffff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549b9b" style:text-line-through-style="none" style:text-line-through-type="none" style:font-name="Lato" fo:font-size="13.5pt" fo:letter-spacing="normal" fo:font-style="normal" style:text-underline-style="none" fo:font-weight="normal" officeooo:rsid="0001b68e" officeooo:paragraph-rsid="0001b68e" style:text-blinking="false" fo:background-color="#ffffff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fo:background-color="#fffffe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P12" style:family="paragraph" style:parent-style-name="Standard">
      <style:paragraph-properties style:line-height-at-least="0.198in"/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style:line-height-at-least="0.198in"/>
    </style:style>
    <style:style style:name="P14" style:family="paragraph" style:parent-style-name="Standard">
      <style:paragraph-properties style:line-height-at-least="0.198in"/>
      <style:text-properties fo:color="#008000" style:font-name="Consolas" fo:font-size="10.5pt" fo:font-weight="normal" fo:background-color="#fffffe"/>
    </style:style>
    <style:style style:name="P15" style:family="paragraph" style:parent-style-name="Standard">
      <style:paragraph-properties style:line-height-at-least="0.198in"/>
      <style:text-properties fo:color="#a31515" style:font-name="Consolas" fo:font-size="10.5pt" fo:font-weight="normal" fo:background-color="#fffffe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rsid="0001b68e" officeooo:paragraph-rsid="0001b68e" style:text-blinking="false" fo:background-color="#ffffff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01b68e" officeooo:paragraph-rsid="0001b68e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T1" style:family="text">
      <style:text-properties fo:font-variant="normal" fo:text-transform="none" fo:color="#000000" style:text-line-through-style="none" style:text-line-through-type="none" style:font-name="Lato" fo:letter-spacing="normal" style:text-blinking="false" fo:background-color="#ffffff" loext:char-shading-value="0" style:font-size-asian="14pt"/>
    </style:style>
    <style:style style:name="T2" style:family="text">
      <style:text-properties fo:font-variant="normal" fo:text-transform="none" fo:color="#000000" style:text-line-through-style="none" style:text-line-through-type="none" style:font-name="Lato" fo:letter-spacing="normal" style:text-blinking="false" fo:background-color="#ffffff" loext:char-shading-value="0" style:font-size-asian="14pt" loext:padding="0in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Lato" fo:font-size="10.5pt" fo:letter-spacing="normal" fo:font-weight="normal" style:text-blinking="false" fo:background-color="#ffffff" loext:char-shading-value="0" style:font-size-asian="14pt"/>
    </style:style>
    <style:style style:name="T4" style:family="text">
      <style:text-properties fo:font-variant="normal" fo:text-transform="none" fo:color="#000000" style:text-line-through-style="none" style:text-line-through-type="none" style:font-name="Lato" fo:font-size="10.5pt" fo:letter-spacing="normal" fo:font-weight="normal" style:text-blinking="false" fo:background-color="#ffffff" loext:char-shading-value="0" style:font-size-asian="14pt" loext:padding="0in" loext:border="none"/>
    </style:style>
    <style:style style:name="T5" style:family="text">
      <style:text-properties fo:font-variant="normal" fo:text-transform="none" fo:color="#0000ff" style:text-line-through-style="none" style:text-line-through-type="none" style:font-name="Lato" fo:font-size="10.5pt" fo:letter-spacing="normal" fo:font-weight="normal" style:text-blinking="false" fo:background-color="#ffffff" loext:char-shading-value="0" style:font-size-asian="14pt"/>
    </style:style>
    <style:style style:name="T6" style:family="text">
      <style:text-properties fo:font-variant="normal" fo:text-transform="none" fo:color="#0000ff" style:text-line-through-style="none" style:text-line-through-type="none" style:font-name="Lato" fo:font-size="10.5pt" fo:letter-spacing="normal" fo:font-weight="normal" style:text-blinking="false" fo:background-color="#ffffff" loext:char-shading-value="0" style:font-size-asian="14pt" loext:padding="0in" loext:border="none"/>
    </style:style>
    <style:style style:name="T7" style:family="text">
      <style:text-properties fo:font-variant="normal" fo:text-transform="none" fo:color="#008080" style:text-line-through-style="none" style:text-line-through-type="none" style:font-name="Lato" fo:font-size="10.5pt" fo:letter-spacing="normal" fo:font-weight="normal" style:text-blinking="false" fo:background-color="#ffffff" loext:char-shading-value="0" style:font-size-asian="14pt"/>
    </style:style>
    <style:style style:name="T8" style:family="text">
      <style:text-properties fo:font-variant="normal" fo:text-transform="none" fo:color="#008080" style:text-line-through-style="none" style:text-line-through-type="none" style:font-name="Lato" fo:font-size="10.5pt" fo:letter-spacing="normal" fo:font-weight="normal" style:text-blinking="false" fo:background-color="#ffffff" loext:char-shading-value="0" style:font-size-asian="14pt" loext:padding="0in" loext:border="none"/>
    </style:style>
    <style:style style:name="T9" style:family="text">
      <style:text-properties fo:font-variant="normal" fo:text-transform="none" fo:color="#00107e" style:text-line-through-style="none" style:text-line-through-type="none" style:font-name="Lato" fo:font-size="10.5pt" fo:letter-spacing="normal" fo:font-weight="normal" style:text-blinking="false" fo:background-color="#ffffff" loext:char-shading-value="0" style:font-size-asian="14pt"/>
    </style:style>
    <style:style style:name="T10" style:family="text">
      <style:text-properties fo:font-variant="normal" fo:text-transform="none" fo:color="#a31515" style:text-line-through-style="none" style:text-line-through-type="none" style:font-name="Lato" fo:font-size="10.5pt" fo:letter-spacing="normal" fo:font-weight="normal" style:text-blinking="false" fo:background-color="#ffffff" loext:char-shading-value="0" style:font-size-asian="14pt"/>
    </style:style>
    <style:style style:name="T11" style:family="text">
      <style:text-properties fo:font-variant="normal" fo:text-transform="none" fo:color="#09885a" style:text-line-through-style="none" style:text-line-through-type="none" style:font-name="Lato" fo:font-size="10.5pt" fo:letter-spacing="normal" fo:font-weight="normal" style:text-blinking="false" fo:background-color="#ffffff" loext:char-shading-value="0" style:font-size-asian="14pt"/>
    </style:style>
    <style:style style:name="T12" style:family="text">
      <style:text-properties fo:color="#0000ff"/>
    </style:style>
    <style:style style:name="T13" style:family="text">
      <style:text-properties fo:color="#008080"/>
    </style:style>
    <style:style style:name="T14" style:family="text">
      <style:text-properties fo:color="#00107e"/>
    </style:style>
    <style:style style:name="T15" style:family="text">
      <style:text-properties fo:color="#a31515"/>
    </style:style>
    <style:style style:name="T16" style:family="text">
      <style:text-properties fo:color="#008000"/>
    </style:style>
    <style:style style:name="T17" style:family="text">
      <style:text-properties fo:color="#0988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ct</text:p>
      <text:p text:style-name="P1"/>
      <text:p text:style-name="P2"><text:a xlink:type="simple" xlink:href="http://192.168.0.253:8000/learn/front-end-libraries/react/create-a-simple-jsx-element" text:style-name="Internet_20_link" text:visited-style-name="Visited_20_Internet_20_Link"><text:span text:style-name="T1">Create a Simple JSX Element</text:span></text:a></text:p>
      <text:p text:style-name="P6">const JSX = &lt;h1&gt;Hello JSX!&lt;/h1&gt;;</text:p>
      <text:p text:style-name="P3"/>
      <text:p text:style-name="P2"><text:a xlink:type="simple" xlink:href="http://192.168.0.253:8000/learn/front-end-libraries/react/create-a-complex-jsx-element" text:style-name="Internet_20_link" text:visited-style-name="Visited_20_Internet_20_Link"><text:span text:style-name="T2">Create a Complex JSX Element</text:span></text:a><text:span text:style-name="T1"> </text:span></text:p>
      <text:p text:style-name="P6">const JSX =</text:p>
      <text:p text:style-name="P10">&lt;div&gt;</text:p>
      <text:p text:style-name="P10"><text:tab/>&lt;h1&gt;&lt;/h1&gt;</text:p>
      <text:p text:style-name="P10"><text:tab/>&lt;p&gt;&lt;/p&gt;</text:p>
      <text:p text:style-name="P10"><text:tab/>&lt;ul&gt;</text:p>
      <text:p text:style-name="P10"><text:tab/><text:tab/>&lt;li&gt;&lt;/li&gt;</text:p>
      <text:p text:style-name="P10"><text:tab/><text:tab/>&lt;li&gt;&lt;/li&gt;</text:p>
      <text:p text:style-name="P10"><text:tab/><text:tab/>&lt;li&gt;&lt;/li&gt;</text:p>
      <text:p text:style-name="P10"><text:tab/>&lt;/ul&gt;</text:p>
      <text:p text:style-name="P10">&lt;/div&gt;</text:p>
      <text:p text:style-name="P3"/>
      <text:p text:style-name="P2"><text:a xlink:type="simple" xlink:href="http://192.168.0.253:8000/learn/front-end-libraries/react/add-comments-in-jsx" text:style-name="Internet_20_link" text:visited-style-name="Visited_20_Internet_20_Link"><text:span text:style-name="T2">Add Comments in JSX</text:span></text:a><text:span text:style-name="T1"> </text:span></text:p>
      <text:p text:style-name="P7">const JSX = (</text:p>
      <text:p text:style-name="P10">&lt;div&gt;</text:p>
      <text:p text:style-name="P10">&lt;h1&gt;This is a block of JSX&lt;/h1&gt;</text:p>
      <text:p text:style-name="P10">&lt;p&gt;Here's a subtitle&lt;/p&gt;</text:p>
      <text:p text:style-name="P10">{/*this sucks*/}</text:p>
      <text:p text:style-name="P10">&lt;/div&gt;</text:p>
      <text:p text:style-name="P10">);</text:p>
      <text:p text:style-name="P4"/>
      <text:p text:style-name="P2"><text:a xlink:type="simple" xlink:href="http://192.168.0.253:8000/learn/front-end-libraries/react/render-html-elements-to-the-dom" text:style-name="Internet_20_link" text:visited-style-name="Visited_20_Internet_20_Link"><text:span text:style-name="T1">Render HTML Elements to the DOM</text:span></text:a></text:p>
      <text:p text:style-name="P6">const JSX = (</text:p>
      <text:p text:style-name="P10">&lt;div&gt;</text:p>
      <text:p text:style-name="P10">&lt;h1&gt;Hello World&lt;/h1&gt;</text:p>
      <text:p text:style-name="P10">&lt;p&gt;Lets render this to the DOM&lt;/p&gt;</text:p>
      <text:p text:style-name="P10">&lt;/div&gt;</text:p>
      <text:p text:style-name="P10">);</text:p>
      <text:p text:style-name="P10">ReactDOM.render(JSX, document.getElementById('challenge-node'))</text:p>
      <text:p text:style-name="P6"/>
      <text:p text:style-name="P2"><text:a xlink:type="simple" xlink:href="http://192.168.0.253:8000/learn/front-end-libraries/react/define-an-html-class-in-jsx" text:style-name="Internet_20_link" text:visited-style-name="Visited_20_Internet_20_Link"><text:span text:style-name="T2">Define an HTML Class in JSX</text:span></text:a><text:span text:style-name="T1"> </text:span></text:p>
      <text:p text:style-name="P7">const JSX = (</text:p>
      <text:p text:style-name="P10">&lt;div className="myDiv"&gt;</text:p>
      <text:p text:style-name="P10">&lt;h1&gt;Add a class to this div&lt;/h1&gt;</text:p>
      <text:p text:style-name="P10">&lt;/div&gt;</text:p>
      <text:p text:style-name="P10">);</text:p>
      <text:p text:style-name="P5"/>
      <text:p text:style-name="P2"><text:a xlink:type="simple" xlink:href="http://192.168.0.253:8000/learn/front-end-libraries/react/learn-about-self-closing-jsx-tags" text:style-name="Internet_20_link" text:visited-style-name="Visited_20_Internet_20_Link"><text:span text:style-name="T1">Learn About Self-Closing JSX Tags</text:span></text:a></text:p>
      <text:p text:style-name="P6">const JSX = (</text:p>
      <text:p text:style-name="P10">&lt;div&gt;</text:p>
      <text:p text:style-name="P10">&lt;h2&gt;Welcome to React!&lt;/h2&gt; &lt;br /&gt;</text:p>
      <text:p text:style-name="P10">&lt;p&gt;Be sure to close all tags!&lt;/p&gt;</text:p>
      <text:p text:style-name="P10"><text:soft-page-break/>&lt;hr /&gt;</text:p>
      <text:p text:style-name="P10">&lt;/div&gt;</text:p>
      <text:p text:style-name="P10">);</text:p>
      <text:p text:style-name="P3"/>
      <text:p text:style-name="P2"><text:a xlink:type="simple" xlink:href="http://192.168.0.253:8000/learn/front-end-libraries/react/create-a-stateless-functional-component" text:style-name="Internet_20_link" text:visited-style-name="Visited_20_Internet_20_Link"><text:span text:style-name="T2">Create a Stateless Functional Component</text:span></text:a><text:span text:style-name="T1"> </text:span></text:p>
      <text:p text:style-name="P8">const MyComponent = function() {</text:p>
      <text:p text:style-name="P10">return (</text:p>
      <text:p text:style-name="P10">&lt;div&gt;asdfas</text:p>
      <text:p text:style-name="P10">&lt;/div&gt;</text:p>
      <text:p text:style-name="P10">);</text:p>
      <text:p text:style-name="P10">}</text:p>
      <text:p text:style-name="P5"/>
      <text:p text:style-name="P2"><text:a xlink:type="simple" xlink:href="http://192.168.0.253:8000/learn/front-end-libraries/react/create-a-react-component" text:style-name="Internet_20_link" text:visited-style-name="Visited_20_Internet_20_Link"><text:span text:style-name="T1">Create a React Component</text:span></text:a></text:p>
      <text:p text:style-name="P7">class MyComponent extends React.Component {</text:p>
      <text:p text:style-name="P10">constructor(props) {</text:p>
      <text:p text:style-name="P10">super(props);</text:p>
      <text:p text:style-name="P10">}</text:p>
      <text:p text:style-name="P10">render() {</text:p>
      <text:p text:style-name="P10">return (</text:p>
      <text:p text:style-name="P10">&lt;div&gt;</text:p>
      <text:p text:style-name="P10">&lt;h1&gt;Hello React!&lt;/h1&gt;</text:p>
      <text:p text:style-name="P10">&lt;/div&gt;</text:p>
      <text:p text:style-name="P10">)</text:p>
      <text:p text:style-name="P10">}</text:p>
      <text:p text:style-name="P10">};</text:p>
      <text:p text:style-name="P5"/>
      <text:p text:style-name="P2"><text:a xlink:type="simple" xlink:href="http://192.168.0.253:8000/learn/front-end-libraries/react/create-a-component-with-composition" text:style-name="Internet_20_link" text:visited-style-name="Visited_20_Internet_20_Link"><text:span text:style-name="T1">Create a Component with Composition</text:span></text:a></text:p>
      <text:p text:style-name="P7">const ChildComponent = () =&gt; {</text:p>
      <text:p text:style-name="P10">return (</text:p>
      <text:p text:style-name="P10">&lt;div&gt;</text:p>
      <text:p text:style-name="P10">&lt;p&gt;I am the child&lt;/p&gt;</text:p>
      <text:p text:style-name="P10">&lt;/div&gt;</text:p>
      <text:p text:style-name="P10">);</text:p>
      <text:p text:style-name="P10">};</text:p>
      <text:p text:style-name="P10">class ParentComponent extends React.Component {</text:p>
      <text:p text:style-name="P10">constructor(props) {</text:p>
      <text:p text:style-name="P10">super(props);</text:p>
      <text:p text:style-name="P10">}</text:p>
      <text:p text:style-name="P10">render() {</text:p>
      <text:p text:style-name="P10">return (</text:p>
      <text:p text:style-name="P10">&lt;div&gt;</text:p>
      <text:p text:style-name="P10">&lt;h1&gt;I am the parent&lt;/h1&gt;</text:p>
      <text:p text:style-name="P10">&lt;ChildComponent /&gt;</text:p>
      <text:p text:style-name="P10">&lt;/div&gt;</text:p>
      <text:p text:style-name="P10">);</text:p>
      <text:p text:style-name="P10">}</text:p>
      <text:p text:style-name="P10">};</text:p>
      <text:p text:style-name="P5"><text:soft-page-break/></text:p>
      <text:p text:style-name="P2"><text:a xlink:type="simple" xlink:href="http://192.168.0.253:8000/learn/front-end-libraries/react/use-react-to-render-nested-components" text:style-name="Internet_20_link" text:visited-style-name="Visited_20_Internet_20_Link"><text:span text:style-name="T1">Use React to Render Nested Components</text:span></text:a></text:p>
      <text:p text:style-name="P6">const TypesOfFruit = () =&gt; {</text:p>
      <text:p text:style-name="P10">return (</text:p>
      <text:p text:style-name="P10">&lt;div&gt;</text:p>
      <text:p text:style-name="P10">&lt;h2&gt;Fruits:&lt;/h2&gt;</text:p>
      <text:p text:style-name="P10">&lt;ul&gt;</text:p>
      <text:p text:style-name="P10">&lt;li&gt;Apples&lt;/li&gt;</text:p>
      <text:p text:style-name="P10">&lt;li&gt;Blueberries&lt;/li&gt;</text:p>
      <text:p text:style-name="P10">&lt;li&gt;Strawberries&lt;/li&gt;</text:p>
      <text:p text:style-name="P10">&lt;li&gt;Bananas&lt;/li&gt;</text:p>
      <text:p text:style-name="P10">&lt;/ul&gt;</text:p>
      <text:p text:style-name="P10">&lt;/div&gt;</text:p>
      <text:p text:style-name="P10">);</text:p>
      <text:p text:style-name="P10">};</text:p>
      <text:p text:style-name="P10">const Fruits = () =&gt; {</text:p>
      <text:p text:style-name="P10">return (</text:p>
      <text:p text:style-name="P10">&lt;div&gt;</text:p>
      <text:p text:style-name="P10">&lt;TypesOfFruit /&gt;</text:p>
      <text:p text:style-name="P10">&lt;/div&gt;</text:p>
      <text:p text:style-name="P10">);</text:p>
      <text:p text:style-name="P10">};</text:p>
      <text:p text:style-name="P10">class TypesOfFood extends React.Component {</text:p>
      <text:p text:style-name="P10">constructor(props) {</text:p>
      <text:p text:style-name="P10">super(props);</text:p>
      <text:p text:style-name="P10">}</text:p>
      <text:p text:style-name="P10">render() {</text:p>
      <text:p text:style-name="P10">return (</text:p>
      <text:p text:style-name="P10">&lt;div&gt;</text:p>
      <text:p text:style-name="P10">&lt;h1&gt;Types of Food:&lt;/h1&gt;</text:p>
      <text:p text:style-name="P10">&lt;Fruits /&gt;</text:p>
      <text:p text:style-name="P10">&lt;/div&gt;</text:p>
      <text:p text:style-name="P10">);</text:p>
      <text:p text:style-name="P10">}</text:p>
      <text:p text:style-name="P10">};</text:p>
      <text:p text:style-name="P3"/>
      <text:p text:style-name="P2"><text:a xlink:type="simple" xlink:href="http://192.168.0.253:8000/learn/front-end-libraries/react/compose-react-components" text:style-name="Internet_20_link" text:visited-style-name="Visited_20_Internet_20_Link"><text:span text:style-name="T2">Compose React Components</text:span></text:a><text:span text:style-name="T1"> </text:span></text:p>
      <text:p text:style-name="P7">class Fruits extends React.Component {</text:p>
      <text:p text:style-name="P10">constructor(props) {</text:p>
      <text:p text:style-name="P10">super(props);</text:p>
      <text:p text:style-name="P10">}</text:p>
      <text:p text:style-name="P10">render() {</text:p>
      <text:p text:style-name="P10">return (</text:p>
      <text:p text:style-name="P10">&lt;div&gt;</text:p>
      <text:p text:style-name="P10">&lt;h2&gt;Fruits:&lt;/h2&gt;</text:p>
      <text:p text:style-name="P10">&lt;NonCitrus /&gt;</text:p>
      <text:p text:style-name="P10">&lt;Citrus /&gt;</text:p>
      <text:p text:style-name="P10"><text:soft-page-break/>&lt;/div&gt;</text:p>
      <text:p text:style-name="P10">);</text:p>
      <text:p text:style-name="P10">}</text:p>
      <text:p text:style-name="P10">};</text:p>
      <text:p text:style-name="P10">class TypesOfFood extends React.Component {</text:p>
      <text:p text:style-name="P10">constructor(props) {</text:p>
      <text:p text:style-name="P10">super(props);</text:p>
      <text:p text:style-name="P10">}</text:p>
      <text:p text:style-name="P10">render() {</text:p>
      <text:p text:style-name="P10">return (</text:p>
      <text:p text:style-name="P10">&lt;div&gt;</text:p>
      <text:p text:style-name="P10">&lt;h1&gt;Types of Food:&lt;/h1&gt;</text:p>
      <text:p text:style-name="P10">&lt;Fruits /&gt;</text:p>
      <text:p text:style-name="P10">&lt;Vegetables /&gt;</text:p>
      <text:p text:style-name="P10">&lt;/div&gt;</text:p>
      <text:p text:style-name="P10">);</text:p>
      <text:p text:style-name="P10">}</text:p>
      <text:p text:style-name="P10">};</text:p>
      <text:p text:style-name="P5"/>
      <text:p text:style-name="P2"><text:a xlink:type="simple" xlink:href="http://192.168.0.253:8000/learn/front-end-libraries/react/render-a-class-component-to-the-dom" text:style-name="Internet_20_link" text:visited-style-name="Visited_20_Internet_20_Link"><text:span text:style-name="T1">Render a Class Component to the DOM</text:span></text:a></text:p>
      <text:p text:style-name="P7">class TypesOfFood extends React.Component {</text:p>
      <text:p text:style-name="P10">constructor(props) {</text:p>
      <text:p text:style-name="P10">super(props);</text:p>
      <text:p text:style-name="P10">}</text:p>
      <text:p text:style-name="P10">render() {</text:p>
      <text:p text:style-name="P10">return (</text:p>
      <text:p text:style-name="P10">&lt;div&gt;</text:p>
      <text:p text:style-name="P10">&lt;h1&gt;Types of Food:&lt;/h1&gt;</text:p>
      <text:p text:style-name="P10">&lt;Fruits /&gt;</text:p>
      <text:p text:style-name="P10">&lt;Vegetables /&gt;</text:p>
      <text:p text:style-name="P10">&lt;/div&gt;</text:p>
      <text:p text:style-name="P10">);</text:p>
      <text:p text:style-name="P10">}</text:p>
      <text:p text:style-name="P10">};</text:p>
      <text:p text:style-name="P10">ReactDOM.render(&lt;TypesOfFood /&gt;, document.getElementById("challenge-node"))</text:p>
      <text:p text:style-name="P5"/>
      <text:p text:style-name="P2"><text:a xlink:type="simple" xlink:href="http://192.168.0.253:8000/learn/front-end-libraries/react/write-a-react-component-from-scratch" text:style-name="Internet_20_link" text:visited-style-name="Visited_20_Internet_20_Link"><text:span text:style-name="T1">Write a React Component from Scratch</text:span></text:a></text:p>
      <text:p text:style-name="P6">class MyComponent extends React.Component {</text:p>
      <text:p text:style-name="P10">constructor(props) {</text:p>
      <text:p text:style-name="P10">super(props);</text:p>
      <text:p text:style-name="P10">}</text:p>
      <text:p text:style-name="P10">render() {</text:p>
      <text:p text:style-name="P10">return (</text:p>
      <text:p text:style-name="P10">&lt;div&gt;</text:p>
      <text:p text:style-name="P10">&lt;h1&gt;My First React Component!&lt;/h1&gt;</text:p>
      <text:p text:style-name="P12"/>
      <text:p text:style-name="P10">&lt;/div&gt;</text:p>
      <text:p text:style-name="P10"><text:soft-page-break/>);</text:p>
      <text:p text:style-name="P10">}</text:p>
      <text:p text:style-name="P10">};</text:p>
      <text:p text:style-name="P10">ReactDOM.render(&lt;MyComponent /&gt;, document.getElementById("challenge-node"))</text:p>
      <text:p text:style-name="P3"/>
      <text:p text:style-name="P2"><text:a xlink:type="simple" xlink:href="http://192.168.0.253:8000/learn/front-end-libraries/react/pass-props-to-a-stateless-functional-component" text:style-name="Internet_20_link" text:visited-style-name="Visited_20_Internet_20_Link"><text:span text:style-name="T2">Pass Props to a Stateless Functional Component</text:span></text:a><text:span text:style-name="T1"> </text:span></text:p>
      <text:p text:style-name="P7">const CurrentDate = (props) =&gt; {</text:p>
      <text:p text:style-name="P10">return (</text:p>
      <text:p text:style-name="P10">&lt;div&gt;</text:p>
      <text:p text:style-name="P10">&lt;p&gt;The current date is: {Date()}&lt;/p&gt;</text:p>
      <text:p text:style-name="P10">&lt;/div&gt;</text:p>
      <text:p text:style-name="P10">);</text:p>
      <text:p text:style-name="P10">};</text:p>
      <text:p text:style-name="P10">class Calendar extends React.Component {</text:p>
      <text:p text:style-name="P10">constructor(props) {</text:p>
      <text:p text:style-name="P10">super(props);</text:p>
      <text:p text:style-name="P10">}</text:p>
      <text:p text:style-name="P10">render() {</text:p>
      <text:p text:style-name="P10">return (</text:p>
      <text:p text:style-name="P10">&lt;div&gt;</text:p>
      <text:p text:style-name="P10">&lt;h3&gt;What date is it?&lt;/h3&gt;</text:p>
      <text:p text:style-name="P10">&lt;CurrentDate date={Date()}/&gt;</text:p>
      <text:p text:style-name="P10">&lt;/div&gt;</text:p>
      <text:p text:style-name="P10">);</text:p>
      <text:p text:style-name="P10">}</text:p>
      <text:p text:style-name="P10">};</text:p>
      <text:p text:style-name="P4"/>
      <text:p text:style-name="P2"><text:a xlink:type="simple" xlink:href="http://192.168.0.253:8000/learn/front-end-libraries/react/pass-an-array-as-props" text:style-name="Internet_20_link" text:visited-style-name="Visited_20_Internet_20_Link"><text:span text:style-name="T1">Pass an Array as Props</text:span></text:a></text:p>
      <text:p text:style-name="P2"><text:span text:style-name="T5">const</text:span><text:span text:style-name="T3"> </text:span><text:span text:style-name="T7">List</text:span><text:span text:style-name="T3"> = (</text:span><text:span text:style-name="T9">props</text:span><text:span text:style-name="T3">) =&gt; {</text:span></text:p>
      <text:p text:style-name="P11">{ <text:span text:style-name="T16">/* change code below this line */</text:span> }</text:p>
      <text:p text:style-name="P11"><text:span text:style-name="T12">return</text:span> &lt;<text:span text:style-name="T14">p</text:span>&gt;{<text:span text:style-name="T14">props</text:span>.<text:span text:style-name="T14">tasks</text:span>.<text:span text:style-name="T14">join</text:span>(<text:span text:style-name="T15">', '</text:span>)}&lt;/<text:span text:style-name="T14">p</text:span>&gt;</text:p>
      <text:p text:style-name="P11">{ <text:span text:style-name="T16">/* change code above this line */</text:span> }</text:p>
      <text:p text:style-name="P11">};</text:p>
      <text:p text:style-name="P13"/>
      <text:p text:style-name="P11"><text:span text:style-name="T12">class</text:span> <text:span text:style-name="T13">ToDo</text:span> <text:span text:style-name="T12">extends</text:span> <text:span text:style-name="T13">React</text:span>.<text:span text:style-name="T13">Component</text:span> {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1">}</text:p>
      <text:p text:style-name="P11"><text:span text:style-name="T14">render</text:span>() {</text:p>
      <text:p text:style-name="P11"><text:span text:style-name="T12">return</text:span> (</text:p>
      <text:p text:style-name="P11">&lt;<text:span text:style-name="T14">div</text:span>&gt;</text:p>
      <text:p text:style-name="P11">&lt;<text:span text:style-name="T14">h1</text:span>&gt;<text:span text:style-name="T13">To</text:span> <text:span text:style-name="T13">Do</text:span> <text:span text:style-name="T13">Lists</text:span>&lt;/<text:span text:style-name="T14">h1</text:span>&gt;</text:p>
      <text:p text:style-name="P11">&lt;<text:span text:style-name="T14">h2</text:span>&gt;<text:span text:style-name="T13">Today</text:span>&lt;/<text:span text:style-name="T14">h2</text:span>&gt;</text:p>
      <text:p text:style-name="P11">{ <text:span text:style-name="T16">/* change code below this line */</text:span> }</text:p>
      <text:p text:style-name="P11">&lt;<text:span text:style-name="T13">List</text:span> <text:span text:style-name="T14">tasks</text:span>={[<text:span text:style-name="T15">'run'</text:span>, <text:span text:style-name="T15">'walk'</text:span>]}/&gt;</text:p>
      <text:p text:style-name="P11">&lt;<text:span text:style-name="T14">h2</text:span>&gt;<text:span text:style-name="T13">Tomorrow</text:span>&lt;/<text:span text:style-name="T14">h2</text:span>&gt;</text:p>
      <text:p text:style-name="P11">&lt;<text:span text:style-name="T13">List</text:span> <text:span text:style-name="T14">tasks</text:span>={[<text:span text:style-name="T15">'smoke'</text:span>, <text:span text:style-name="T15">'drink'</text:span>, <text:span text:style-name="T15">'drive'</text:span>]}/&gt;</text:p>
      <text:p text:style-name="P11"><text:soft-page-break/>{ <text:span text:style-name="T16">/* change code above this line */</text:span> }</text:p>
      <text:p text:style-name="P11">&lt;/<text:span text:style-name="T14">div</text:span>&gt;</text:p>
      <text:p text:style-name="P11">);</text:p>
      <text:p text:style-name="P11">}</text:p>
      <text:p text:style-name="P11">};</text:p>
      <text:p text:style-name="P11"/>
      <text:p text:style-name="P4"/>
      <text:p text:style-name="P2"><text:a xlink:type="simple" xlink:href="http://192.168.0.253:8000/learn/front-end-libraries/react/use-default-props" text:style-name="Internet_20_link" text:visited-style-name="Visited_20_Internet_20_Link"><text:span text:style-name="T1">Use Default Props</text:span></text:a></text:p>
      <text:p text:style-name="P2"><text:span text:style-name="T5">const</text:span><text:span text:style-name="T3"> </text:span><text:span text:style-name="T7">ShoppingCart</text:span><text:span text:style-name="T3"> = (</text:span><text:span text:style-name="T9">props</text:span><text:span text:style-name="T3">) =&gt; {</text:span></text:p>
      <text:p text:style-name="P11"><text:span text:style-name="T12">return</text:span> (</text:p>
      <text:p text:style-name="P11">&lt;<text:span text:style-name="T14">div</text:span>&gt;</text:p>
      <text:p text:style-name="P11">&lt;<text:span text:style-name="T14">h1</text:span>&gt;<text:span text:style-name="T13">Shopping</text:span> <text:span text:style-name="T13">Cart</text:span> <text:span text:style-name="T13">Component</text:span>&lt;/<text:span text:style-name="T14">h1</text:span>&gt;</text:p>
      <text:p text:style-name="P11">&lt;/<text:span text:style-name="T14">div</text:span>&gt;</text:p>
      <text:p text:style-name="P11">)</text:p>
      <text:p text:style-name="P11">};</text:p>
      <text:p text:style-name="P14">// change code below this line</text:p>
      <text:p text:style-name="P11"><text:span text:style-name="T13">ShoppingCart</text:span>.<text:span text:style-name="T14">defaultProps</text:span> = {<text:span text:style-name="T14">items</text:span>:<text:span text:style-name="T17">0</text:span>}</text:p>
      <text:p text:style-name="P4"/>
      <text:p text:style-name="P2"><text:a xlink:type="simple" xlink:href="http://192.168.0.253:8000/learn/front-end-libraries/react/override-default-props" text:style-name="Internet_20_link" text:visited-style-name="Visited_20_Internet_20_Link"><text:span text:style-name="T1">Override Default Props</text:span></text:a></text:p>
      <text:p text:style-name="P2"><text:span text:style-name="T5">const</text:span><text:span text:style-name="T3"> </text:span><text:span text:style-name="T7">Items</text:span><text:span text:style-name="T3"> = (</text:span><text:span text:style-name="T9">props</text:span><text:span text:style-name="T3">) =&gt; {</text:span></text:p>
      <text:p text:style-name="P11"><text:span text:style-name="T12">return</text:span> &lt;<text:span text:style-name="T14">h1</text:span>&gt;<text:span text:style-name="T13">Current</text:span> <text:span text:style-name="T13">Quantity</text:span> <text:span text:style-name="T12">of</text:span> <text:span text:style-name="T13">Items</text:span> <text:span text:style-name="T12">in</text:span> <text:span text:style-name="T13">Cart</text:span>: {<text:span text:style-name="T14">props</text:span>.<text:span text:style-name="T14">quantity</text:span>}&lt;/<text:span text:style-name="T14">h1</text:span>&gt;</text:p>
      <text:p text:style-name="P11">}</text:p>
      <text:p text:style-name="P13"/>
      <text:p text:style-name="P11"><text:span text:style-name="T13">Items</text:span>.<text:span text:style-name="T14">defaultProps</text:span> = {</text:p>
      <text:p text:style-name="P11"><text:span text:style-name="T14">quantity</text:span>: <text:span text:style-name="T17">0</text:span></text:p>
      <text:p text:style-name="P11">}</text:p>
      <text:p text:style-name="P13"/>
      <text:p text:style-name="P11"><text:span text:style-name="T12">class</text:span> <text:span text:style-name="T13">ShoppingCart</text:span> <text:span text:style-name="T12">extends</text:span> <text:span text:style-name="T13">React</text:span>.<text:span text:style-name="T13">Component</text:span> {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1">}</text:p>
      <text:p text:style-name="P11"><text:span text:style-name="T14">render</text:span>() {</text:p>
      <text:p text:style-name="P11">{ <text:span text:style-name="T16">/* change code below this line */</text:span> }</text:p>
      <text:p text:style-name="P11"><text:span text:style-name="T12">return</text:span> &lt;<text:span text:style-name="T13">Items</text:span> <text:span text:style-name="T14">quantity</text:span>={<text:span text:style-name="T17">10</text:span>}/&gt;</text:p>
      <text:p text:style-name="P11">{ <text:span text:style-name="T16">/* change code above this line */</text:span> }</text:p>
      <text:p text:style-name="P11">}</text:p>
      <text:p text:style-name="P11">};</text:p>
      <text:p text:style-name="P11"/>
      <text:p text:style-name="P4"/>
      <text:p text:style-name="P2"><text:a xlink:type="simple" xlink:href="http://192.168.0.253:8000/learn/front-end-libraries/react/use-proptypes-to-define-the-props-you-expect" text:style-name="Internet_20_link" text:visited-style-name="Visited_20_Internet_20_Link"><text:span text:style-name="T1">Use PropTypes to Define the Props You Expect</text:span></text:a></text:p>
      <text:p text:style-name="P2"><text:span text:style-name="T5">const</text:span><text:span text:style-name="T3"> </text:span><text:span text:style-name="T7">Items</text:span><text:span text:style-name="T3"> = (</text:span><text:span text:style-name="T9">props</text:span><text:span text:style-name="T3">) =&gt; {</text:span></text:p>
      <text:p text:style-name="P11"><text:span text:style-name="T12">return</text:span> &lt;<text:span text:style-name="T14">h1</text:span>&gt;<text:span text:style-name="T13">Current</text:span> <text:span text:style-name="T13">Quantity</text:span> <text:span text:style-name="T12">of</text:span> <text:span text:style-name="T13">Items</text:span> <text:span text:style-name="T12">in</text:span> <text:span text:style-name="T13">Cart</text:span>: {<text:span text:style-name="T14">props</text:span>.<text:span text:style-name="T14">quantity</text:span>}&lt;/<text:span text:style-name="T14">h1</text:span>&gt;</text:p>
      <text:p text:style-name="P11">};</text:p>
      <text:p text:style-name="P13"/>
      <text:p text:style-name="P14">// change code below this line</text:p>
      <text:p text:style-name="P11"><text:span text:style-name="T13">Items</text:span>.<text:span text:style-name="T14">propTypes</text:span> = {<text:span text:style-name="T14">quantity</text:span>:<text:span text:style-name="T13">PropTypes</text:span>.<text:span text:style-name="T14">number</text:span>.<text:span text:style-name="T14">isRequired</text:span>}</text:p>
      <text:p text:style-name="P14">// change code above this line</text:p>
      <text:p text:style-name="P13"><text:soft-page-break/></text:p>
      <text:p text:style-name="P11"><text:span text:style-name="T13">Items</text:span>.<text:span text:style-name="T14">defaultProps</text:span> = {</text:p>
      <text:p text:style-name="P11"><text:span text:style-name="T14">quantity</text:span>: <text:span text:style-name="T17">0</text:span></text:p>
      <text:p text:style-name="P11">};</text:p>
      <text:p text:style-name="P13"/>
      <text:p text:style-name="P11"><text:span text:style-name="T12">class</text:span> <text:span text:style-name="T13">ShoppingCart</text:span> <text:span text:style-name="T12">extends</text:span> <text:span text:style-name="T13">React</text:span>.<text:span text:style-name="T13">Component</text:span> {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1">}</text:p>
      <text:p text:style-name="P11"><text:span text:style-name="T14">render</text:span>() {</text:p>
      <text:p text:style-name="P11"><text:span text:style-name="T12">return</text:span> &lt;<text:span text:style-name="T13">Items</text:span> /&gt;</text:p>
      <text:p text:style-name="P11">}</text:p>
      <text:p text:style-name="P11">};</text:p>
      <text:p text:style-name="P11"/>
      <text:p text:style-name="P4"/>
      <text:p text:style-name="P2"><text:a xlink:type="simple" xlink:href="http://192.168.0.253:8000/learn/front-end-libraries/react/access-props-using-this.props" text:style-name="Internet_20_link" text:visited-style-name="Visited_20_Internet_20_Link"><text:span text:style-name="T1">Access Props Using this.props</text:span></text:a></text:p>
      <text:p text:style-name="P2"><text:span text:style-name="T6">class</text:span><text:span text:style-name="T4"> </text:span><text:span text:style-name="T8">ReturnTempPassword</text:span><text:span text:style-name="T4"> </text:span><text:span text:style-name="T6">extends</text:span><text:span text:style-name="T4"> </text:span><text:span text:style-name="T8">React</text:span><text:span text:style-name="T4">.</text:span><text:span text:style-name="T8">Component</text:span><text:span text:style-name="T4"> {</text:span>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3"/>
      <text:p text:style-name="P11">}</text:p>
      <text:p text:style-name="P11"><text:span text:style-name="T14">render</text:span>() {</text:p>
      <text:p text:style-name="P11"><text:span text:style-name="T12">return</text:span> (</text:p>
      <text:p text:style-name="P11">&lt;<text:span text:style-name="T14">div</text:span>&gt;</text:p>
      <text:p text:style-name="P11">{ <text:span text:style-name="T16">/* change code below this line */</text:span> }</text:p>
      <text:p text:style-name="P11">&lt;<text:span text:style-name="T14">p</text:span>&gt;<text:span text:style-name="T13">Your</text:span> <text:span text:style-name="T14">temporary</text:span> <text:span text:style-name="T14">password</text:span> <text:span text:style-name="T14">is</text:span>: &lt;<text:span text:style-name="T14">strong</text:span>&gt;{<text:span text:style-name="T12">this</text:span>.<text:span text:style-name="T14">props</text:span>.<text:span text:style-name="T14">tempPassword</text:span>}&lt;/<text:span text:style-name="T14">strong</text:span>&gt;&lt;/<text:span text:style-name="T14">p</text:span>&gt;</text:p>
      <text:p text:style-name="P11">{ <text:span text:style-name="T16">/* change code above this line */</text:span> }</text:p>
      <text:p text:style-name="P11">&lt;/<text:span text:style-name="T14">div</text:span>&gt;</text:p>
      <text:p text:style-name="P11">);</text:p>
      <text:p text:style-name="P11">}</text:p>
      <text:p text:style-name="P11">};</text:p>
      <text:p text:style-name="P13"/>
      <text:p text:style-name="P11"><text:span text:style-name="T12">class</text:span> <text:span text:style-name="T13">ResetPassword</text:span> <text:span text:style-name="T12">extends</text:span> <text:span text:style-name="T13">React</text:span>.<text:span text:style-name="T13">Component</text:span> {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3"/>
      <text:p text:style-name="P11">}</text:p>
      <text:p text:style-name="P11"><text:span text:style-name="T14">render</text:span>() {</text:p>
      <text:p text:style-name="P11"><text:span text:style-name="T12">return</text:span> (</text:p>
      <text:p text:style-name="P11">&lt;<text:span text:style-name="T14">div</text:span>&gt;</text:p>
      <text:p text:style-name="P11">&lt;<text:span text:style-name="T14">h2</text:span>&gt;<text:span text:style-name="T13">Reset</text:span> <text:span text:style-name="T13">Password</text:span>&lt;/<text:span text:style-name="T14">h2</text:span>&gt;</text:p>
      <text:p text:style-name="P11">&lt;<text:span text:style-name="T14">h3</text:span>&gt;<text:span text:style-name="T13">We</text:span><text:span text:style-name="T15">'ve generated a new temporary password for you.&lt;/h3&gt;</text:span></text:p>
      <text:p text:style-name="P11">&lt;<text:span text:style-name="T14">h3</text:span>&gt;<text:span text:style-name="T13">Please</text:span> <text:span text:style-name="T14">reset</text:span> <text:span text:style-name="T12">this</text:span> <text:span text:style-name="T14">password</text:span> <text:span text:style-name="T12">from</text:span> <text:span text:style-name="T14">your</text:span> <text:span text:style-name="T14">account</text:span> <text:span text:style-name="T14">settings</text:span> <text:span text:style-name="T13">ASAP</text:span>.&lt;/<text:span text:style-name="T14">h3</text:span>&gt;</text:p>
      <text:p text:style-name="P11">{ <text:span text:style-name="T16">/* change code below this line */</text:span> }</text:p>
      <text:p text:style-name="P11">&lt;<text:span text:style-name="T13">ReturnTempPassword</text:span> <text:span text:style-name="T14">tempPassword</text:span>={<text:span text:style-name="T15">"asdfghjk"</text:span>}/&gt;</text:p>
      <text:p text:style-name="P11">{ <text:span text:style-name="T16">/* change code above this line */</text:span> }</text:p>
      <text:p text:style-name="P11">&lt;/<text:span text:style-name="T14">div</text:span>&gt;</text:p>
      <text:p text:style-name="P11"><text:soft-page-break/>);</text:p>
      <text:p text:style-name="P11">}</text:p>
      <text:p text:style-name="P11">};</text:p>
      <text:p text:style-name="P11"/>
      <text:p text:style-name="P3"/>
      <text:p text:style-name="P2"><text:a xlink:type="simple" xlink:href="http://192.168.0.253:8000/learn/front-end-libraries/react/review-using-props-with-stateless-functional-components" text:style-name="Internet_20_link" text:visited-style-name="Visited_20_Internet_20_Link"><text:span text:style-name="T2">Review Using Props with Stateless Functional Components</text:span></text:a><text:span text:style-name="T1"> </text:span></text:p>
      <text:p text:style-name="P2"><text:span text:style-name="T5">class</text:span><text:span text:style-name="T3"> </text:span><text:span text:style-name="T7">CampSite</text:span><text:span text:style-name="T3"> </text:span><text:span text:style-name="T5">extends</text:span><text:span text:style-name="T3"> </text:span><text:span text:style-name="T7">React</text:span><text:span text:style-name="T3">.</text:span><text:span text:style-name="T7">Component</text:span><text:span text:style-name="T3"> {</text:span>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1">}</text:p>
      <text:p text:style-name="P11"><text:span text:style-name="T14">render</text:span>() {</text:p>
      <text:p text:style-name="P11"><text:span text:style-name="T12">return</text:span> (</text:p>
      <text:p text:style-name="P11">&lt;<text:span text:style-name="T14">div</text:span>&gt;</text:p>
      <text:p text:style-name="P11">&lt;<text:span text:style-name="T13">Camper</text:span>/&gt;</text:p>
      <text:p text:style-name="P11">&lt;/<text:span text:style-name="T14">div</text:span>&gt;</text:p>
      <text:p text:style-name="P11">);</text:p>
      <text:p text:style-name="P11">}</text:p>
      <text:p text:style-name="P11">};</text:p>
      <text:p text:style-name="P14">// change code below this line</text:p>
      <text:p text:style-name="P13"/>
      <text:p text:style-name="P11"><text:span text:style-name="T12">const</text:span> <text:span text:style-name="T13">Camper</text:span> = <text:span text:style-name="T14">prop</text:span> =&gt; &lt;<text:span text:style-name="T14">p</text:span>&gt;{<text:span text:style-name="T14">prop</text:span>.<text:span text:style-name="T14">name</text:span>}&lt;/<text:span text:style-name="T14">p</text:span>&gt;</text:p>
      <text:p text:style-name="P11"><text:span text:style-name="T13">Camper</text:span>.<text:span text:style-name="T14">defaultProps</text:span>={</text:p>
      <text:p text:style-name="P11"><text:span text:style-name="T14">name</text:span>: <text:span text:style-name="T15">'CamperBot'</text:span></text:p>
      <text:p text:style-name="P11">};</text:p>
      <text:p text:style-name="P13"/>
      <text:p text:style-name="P11"><text:span text:style-name="T13">Camper</text:span>.<text:span text:style-name="T14">propTypes</text:span> = {</text:p>
      <text:p text:style-name="P11"><text:span text:style-name="T14">name</text:span>: <text:span text:style-name="T13">PropTypes</text:span>.<text:span text:style-name="T14">string</text:span>.<text:span text:style-name="T14">isRequired</text:span></text:p>
      <text:p text:style-name="P11">};</text:p>
      <text:p text:style-name="P11"/>
      <text:p text:style-name="P4"/>
      <text:p text:style-name="P2"><text:a xlink:type="simple" xlink:href="http://192.168.0.253:8000/learn/front-end-libraries/react/create-a-stateful-component" text:style-name="Internet_20_link" text:visited-style-name="Visited_20_Internet_20_Link"><text:span text:style-name="T1">Create a Stateful Component</text:span></text:a></text:p>
      <text:p text:style-name="P2"><text:span text:style-name="T5">class</text:span><text:span text:style-name="T3"> </text:span><text:span text:style-name="T7">StatefulComponent</text:span><text:span text:style-name="T3"> </text:span><text:span text:style-name="T5">extends</text:span><text:span text:style-name="T3"> </text:span><text:span text:style-name="T7">React</text:span><text:span text:style-name="T3">.</text:span><text:span text:style-name="T7">Component</text:span><text:span text:style-name="T3"> {</text:span>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4">// initialize state here</text:p>
      <text:p text:style-name="P11"><text:span text:style-name="T12">this</text:span>.<text:span text:style-name="T14">state</text:span> = {</text:p>
      <text:p text:style-name="P11"><text:span text:style-name="T14">name</text:span>: <text:span text:style-name="T15">'john'</text:span></text:p>
      <text:p text:style-name="P11">}</text:p>
      <text:p text:style-name="P11">}</text:p>
      <text:p text:style-name="P11"><text:span text:style-name="T14">render</text:span>() {</text:p>
      <text:p text:style-name="P11"><text:span text:style-name="T12">return</text:span> (</text:p>
      <text:p text:style-name="P11">&lt;<text:span text:style-name="T14">div</text:span>&gt;</text:p>
      <text:p text:style-name="P11">&lt;<text:span text:style-name="T14">h1</text:span>&gt;{<text:span text:style-name="T12">this</text:span>.<text:span text:style-name="T14">state</text:span>.<text:span text:style-name="T14">name</text:span>}&lt;/<text:span text:style-name="T14">h1</text:span>&gt;</text:p>
      <text:p text:style-name="P11">&lt;/<text:span text:style-name="T14">div</text:span>&gt;</text:p>
      <text:p text:style-name="P11">);</text:p>
      <text:p text:style-name="P11">}</text:p>
      <text:p text:style-name="P11">};</text:p>
      <text:p text:style-name="P11"><text:soft-page-break/></text:p>
      <text:p text:style-name="P4"/>
      <text:p text:style-name="P2"><text:a xlink:type="simple" xlink:href="http://192.168.0.253:8000/learn/front-end-libraries/react/render-state-in-the-user-interface" text:style-name="Internet_20_link" text:visited-style-name="Visited_20_Internet_20_Link"><text:span text:style-name="T1">Render State in the User Interface</text:span></text:a></text:p>
      <text:p text:style-name="P2"><text:span text:style-name="T5">class</text:span><text:span text:style-name="T3"> </text:span><text:span text:style-name="T7">MyComponent</text:span><text:span text:style-name="T3"> </text:span><text:span text:style-name="T5">extends</text:span><text:span text:style-name="T3"> </text:span><text:span text:style-name="T7">React</text:span><text:span text:style-name="T3">.</text:span><text:span text:style-name="T7">Component</text:span><text:span text:style-name="T3"> {</text:span>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1"><text:span text:style-name="T12">this</text:span>.<text:span text:style-name="T14">state</text:span> = {</text:p>
      <text:p text:style-name="P11"><text:span text:style-name="T14">name</text:span>: <text:span text:style-name="T15">'Persevere Code Camp'</text:span></text:p>
      <text:p text:style-name="P11">}</text:p>
      <text:p text:style-name="P11">}</text:p>
      <text:p text:style-name="P11"><text:span text:style-name="T14">render</text:span>() {</text:p>
      <text:p text:style-name="P11"><text:span text:style-name="T12">return</text:span> (</text:p>
      <text:p text:style-name="P11">&lt;<text:span text:style-name="T14">div</text:span>&gt;</text:p>
      <text:p text:style-name="P11">{ <text:span text:style-name="T16">/* change code below this line */</text:span> }</text:p>
      <text:p text:style-name="P11">&lt;<text:span text:style-name="T14">h1</text:span>&gt;{<text:span text:style-name="T12">this</text:span>.<text:span text:style-name="T14">state</text:span>.<text:span text:style-name="T14">name</text:span>}&lt;/<text:span text:style-name="T14">h1</text:span>&gt;</text:p>
      <text:p text:style-name="P11">{ <text:span text:style-name="T16">/* change code above this line */</text:span> }</text:p>
      <text:p text:style-name="P11">&lt;/<text:span text:style-name="T14">div</text:span>&gt;</text:p>
      <text:p text:style-name="P11">);</text:p>
      <text:p text:style-name="P11">}</text:p>
      <text:p text:style-name="P11">};</text:p>
      <text:p text:style-name="P11"/>
      <text:p text:style-name="P4"/>
      <text:p text:style-name="P2"><text:a xlink:type="simple" xlink:href="http://192.168.0.253:8000/learn/front-end-libraries/react/render-state-in-the-user-interface-another-way" text:style-name="Internet_20_link" text:visited-style-name="Visited_20_Internet_20_Link"><text:span text:style-name="T1">Render State in the User Interface Another Way</text:span></text:a></text:p>
      <text:p text:style-name="P2"><text:span text:style-name="T5">class</text:span><text:span text:style-name="T3"> </text:span><text:span text:style-name="T7">MyComponent</text:span><text:span text:style-name="T3"> </text:span><text:span text:style-name="T5">extends</text:span><text:span text:style-name="T3"> </text:span><text:span text:style-name="T7">React</text:span><text:span text:style-name="T3">.</text:span><text:span text:style-name="T7">Component</text:span><text:span text:style-name="T3"> {</text:span>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1"><text:span text:style-name="T12">this</text:span>.<text:span text:style-name="T14">state</text:span> = {</text:p>
      <text:p text:style-name="P11"><text:span text:style-name="T14">name</text:span>: <text:span text:style-name="T15">'Persevere Code Camp'</text:span></text:p>
      <text:p text:style-name="P11">}</text:p>
      <text:p text:style-name="P11">}</text:p>
      <text:p text:style-name="P11"><text:span text:style-name="T14">render</text:span>() {</text:p>
      <text:p text:style-name="P14">// change code below this line</text:p>
      <text:p text:style-name="P11"><text:span text:style-name="T12">const</text:span> <text:span text:style-name="T14">name</text:span> = <text:span text:style-name="T12">this</text:span>.<text:span text:style-name="T14">state</text:span>.<text:span text:style-name="T14">name</text:span></text:p>
      <text:p text:style-name="P14">// change code above this line</text:p>
      <text:p text:style-name="P11"><text:span text:style-name="T12">return</text:span> (</text:p>
      <text:p text:style-name="P11">&lt;<text:span text:style-name="T14">div</text:span>&gt;</text:p>
      <text:p text:style-name="P11">{ <text:span text:style-name="T16">/* change code below this line */</text:span> }</text:p>
      <text:p text:style-name="P11">&lt;<text:span text:style-name="T14">h1</text:span>&gt;{<text:span text:style-name="T14">name</text:span>}&lt;/<text:span text:style-name="T14">h1</text:span>&gt;</text:p>
      <text:p text:style-name="P11">{ <text:span text:style-name="T16">/* change code above this line */</text:span> }</text:p>
      <text:p text:style-name="P11">&lt;/<text:span text:style-name="T14">div</text:span>&gt;</text:p>
      <text:p text:style-name="P11">);</text:p>
      <text:p text:style-name="P11">}</text:p>
      <text:p text:style-name="P11">};</text:p>
      <text:p text:style-name="P11"/>
      <text:p text:style-name="P4"/>
      <text:p text:style-name="P2"><text:a xlink:type="simple" xlink:href="http://192.168.0.253:8000/learn/front-end-libraries/react/set-state-with-this.setstate" text:style-name="Internet_20_link" text:visited-style-name="Visited_20_Internet_20_Link"><text:span text:style-name="T1">Set State with this.setState</text:span></text:a></text:p>
      <text:p text:style-name="P2"><text:span text:style-name="T5">class</text:span><text:span text:style-name="T3"> </text:span><text:span text:style-name="T7">MyComponent</text:span><text:span text:style-name="T3"> </text:span><text:span text:style-name="T5">extends</text:span><text:span text:style-name="T3"> </text:span><text:span text:style-name="T7">React</text:span><text:span text:style-name="T3">.</text:span><text:span text:style-name="T7">Component</text:span><text:span text:style-name="T3"> {</text:span></text:p>
      <text:p text:style-name="P11"><text:soft-page-break/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1"><text:span text:style-name="T12">this</text:span>.<text:span text:style-name="T14">state</text:span> = {</text:p>
      <text:p text:style-name="P11"><text:span text:style-name="T14">name</text:span>: <text:span text:style-name="T15">'Initial State'</text:span></text:p>
      <text:p text:style-name="P11">};</text:p>
      <text:p text:style-name="P11"><text:span text:style-name="T12">this</text:span>.<text:span text:style-name="T14">handleClick</text:span> = <text:span text:style-name="T12">this</text:span>.<text:span text:style-name="T14">handleClick</text:span>.<text:span text:style-name="T14">bind</text:span>(<text:span text:style-name="T12">this</text:span>);</text:p>
      <text:p text:style-name="P11">}</text:p>
      <text:p text:style-name="P11"><text:span text:style-name="T14">handleClick</text:span>() {</text:p>
      <text:p text:style-name="P14">// change code below this line</text:p>
      <text:p text:style-name="P11"><text:span text:style-name="T12">this</text:span>.<text:span text:style-name="T14">setState</text:span>({<text:span text:style-name="T14">name</text:span>: <text:span text:style-name="T15">'React Rocks!'</text:span>});</text:p>
      <text:p text:style-name="P14">// change code above this line</text:p>
      <text:p text:style-name="P11">}</text:p>
      <text:p text:style-name="P11"><text:span text:style-name="T14">render</text:span>() {</text:p>
      <text:p text:style-name="P11"><text:span text:style-name="T12">return</text:span> (</text:p>
      <text:p text:style-name="P11">&lt;<text:span text:style-name="T14">div</text:span>&gt;</text:p>
      <text:p text:style-name="P11">&lt;<text:span text:style-name="T14">button</text:span> <text:span text:style-name="T14">onClick</text:span>={<text:span text:style-name="T12">this</text:span>.<text:span text:style-name="T14">handleClick</text:span>}&gt;<text:span text:style-name="T13">Click</text:span> <text:span text:style-name="T13">Me</text:span>&lt;/<text:span text:style-name="T14">button</text:span>&gt;</text:p>
      <text:p text:style-name="P11">&lt;<text:span text:style-name="T14">h1</text:span>&gt;{<text:span text:style-name="T12">this</text:span>.<text:span text:style-name="T14">state</text:span>.<text:span text:style-name="T14">name</text:span>}&lt;/<text:span text:style-name="T14">h1</text:span>&gt;</text:p>
      <text:p text:style-name="P11">&lt;/<text:span text:style-name="T14">div</text:span>&gt;</text:p>
      <text:p text:style-name="P11">);</text:p>
      <text:p text:style-name="P11">}</text:p>
      <text:p text:style-name="P11">};</text:p>
      <text:p text:style-name="P11"/>
      <text:p text:style-name="P4"/>
      <text:p text:style-name="P2"><text:a xlink:type="simple" xlink:href="http://192.168.0.253:8000/learn/front-end-libraries/react/bind-this-to-a-class-method" text:style-name="Internet_20_link" text:visited-style-name="Visited_20_Internet_20_Link"><text:span text:style-name="T1">Bind 'this' to a Class Method</text:span></text:a></text:p>
      <text:p text:style-name="P2"><text:span text:style-name="T5">class</text:span><text:span text:style-name="T3"> </text:span><text:span text:style-name="T7">MyComponent</text:span><text:span text:style-name="T3"> </text:span><text:span text:style-name="T5">extends</text:span><text:span text:style-name="T3"> </text:span><text:span text:style-name="T7">React</text:span><text:span text:style-name="T3">.</text:span><text:span text:style-name="T7">Component</text:span><text:span text:style-name="T3"> {</text:span>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1"><text:span text:style-name="T12">this</text:span>.<text:span text:style-name="T14">state</text:span> = {</text:p>
      <text:p text:style-name="P11"><text:span text:style-name="T14">itemCount</text:span>: <text:span text:style-name="T17">0</text:span></text:p>
      <text:p text:style-name="P11">};</text:p>
      <text:p text:style-name="P14">// change code below this line</text:p>
      <text:p text:style-name="P11"><text:span text:style-name="T12">this</text:span>.<text:span text:style-name="T14">addItem</text:span> = <text:span text:style-name="T12">this</text:span>.<text:span text:style-name="T14">addItem</text:span>.<text:span text:style-name="T14">bind</text:span>(<text:span text:style-name="T12">this</text:span>)</text:p>
      <text:p text:style-name="P14">// change code above this line</text:p>
      <text:p text:style-name="P11">}</text:p>
      <text:p text:style-name="P11"><text:span text:style-name="T14">addItem</text:span>() {</text:p>
      <text:p text:style-name="P11"><text:span text:style-name="T12">this</text:span>.<text:span text:style-name="T14">setState</text:span>({</text:p>
      <text:p text:style-name="P11"><text:span text:style-name="T14">itemCount</text:span>: <text:span text:style-name="T12">this</text:span>.<text:span text:style-name="T14">state</text:span>.<text:span text:style-name="T14">itemCount</text:span> + <text:span text:style-name="T17">1</text:span></text:p>
      <text:p text:style-name="P11">});</text:p>
      <text:p text:style-name="P11">}</text:p>
      <text:p text:style-name="P11"><text:span text:style-name="T14">render</text:span>() {</text:p>
      <text:p text:style-name="P11"><text:span text:style-name="T12">return</text:span> (</text:p>
      <text:p text:style-name="P11">&lt;<text:span text:style-name="T14">div</text:span>&gt;</text:p>
      <text:p text:style-name="P11">{ <text:span text:style-name="T16">/* change code below this line */</text:span> }</text:p>
      <text:p text:style-name="P11">&lt;<text:span text:style-name="T14">button</text:span> <text:span text:style-name="T14">onClick</text:span>={<text:span text:style-name="T12">this</text:span>.<text:span text:style-name="T14">addItem</text:span>}&gt;<text:span text:style-name="T13">Click</text:span> <text:span text:style-name="T13">Me</text:span>&lt;/<text:span text:style-name="T14">button</text:span>&gt;</text:p>
      <text:p text:style-name="P11">{ <text:span text:style-name="T16">/* change code above this line */</text:span> }</text:p>
      <text:p text:style-name="P11">&lt;<text:span text:style-name="T14">h1</text:span>&gt;<text:span text:style-name="T13">Current</text:span> <text:span text:style-name="T13">Item</text:span> <text:span text:style-name="T13">Count</text:span>: {<text:span text:style-name="T12">this</text:span>.<text:span text:style-name="T14">state</text:span>.<text:span text:style-name="T14">itemCount</text:span>}&lt;/<text:span text:style-name="T14">h1</text:span>&gt;</text:p>
      <text:p text:style-name="P11">&lt;/<text:span text:style-name="T14">div</text:span>&gt;</text:p>
      <text:p text:style-name="P11"><text:soft-page-break/>);</text:p>
      <text:p text:style-name="P11">}</text:p>
      <text:p text:style-name="P11">};</text:p>
      <text:p text:style-name="P11"/>
      <text:p text:style-name="P4"/>
      <text:p text:style-name="P2"><text:a xlink:type="simple" xlink:href="http://192.168.0.253:8000/learn/front-end-libraries/react/use-state-to-toggle-an-element" text:style-name="Internet_20_link" text:visited-style-name="Visited_20_Internet_20_Link"><text:span text:style-name="T1">Use State to Toggle an Element</text:span></text:a></text:p>
      <text:p text:style-name="P2"><text:span text:style-name="T5">class</text:span><text:span text:style-name="T3"> </text:span><text:span text:style-name="T7">MyComponent</text:span><text:span text:style-name="T3"> </text:span><text:span text:style-name="T5">extends</text:span><text:span text:style-name="T3"> </text:span><text:span text:style-name="T7">React</text:span><text:span text:style-name="T3">.</text:span><text:span text:style-name="T7">Component</text:span><text:span text:style-name="T3"> {</text:span>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1"><text:span text:style-name="T12">this</text:span>.<text:span text:style-name="T14">state</text:span> = {</text:p>
      <text:p text:style-name="P11"><text:span text:style-name="T14">visibility</text:span>: <text:span text:style-name="T12">false</text:span></text:p>
      <text:p text:style-name="P11">};</text:p>
      <text:p text:style-name="P14">// change code below this line</text:p>
      <text:p text:style-name="P11"><text:span text:style-name="T12">this</text:span>.<text:span text:style-name="T14">toggleVisibility</text:span> = <text:span text:style-name="T12">this</text:span>.<text:span text:style-name="T14">toggleVisibility</text:span>.<text:span text:style-name="T14">bind</text:span>(<text:span text:style-name="T12">this</text:span>);</text:p>
      <text:p text:style-name="P13"/>
      <text:p text:style-name="P14">// change code above this line</text:p>
      <text:p text:style-name="P11">}</text:p>
      <text:p text:style-name="P14">// change code below this line</text:p>
      <text:p text:style-name="P11"><text:span text:style-name="T14">toggleVisibility</text:span>(){</text:p>
      <text:p text:style-name="P11"><text:span text:style-name="T12">this</text:span>.<text:span text:style-name="T14">setState</text:span>(<text:span text:style-name="T14">state</text:span>=&gt;{</text:p>
      <text:p text:style-name="P11"><text:span text:style-name="T12">if</text:span>(<text:span text:style-name="T14">state</text:span>.<text:span text:style-name="T14">visibility</text:span> === <text:span text:style-name="T12">true</text:span>){</text:p>
      <text:p text:style-name="P11"><text:span text:style-name="T12">return</text:span> {<text:span text:style-name="T14">visibility</text:span>: <text:span text:style-name="T12">false</text:span>};</text:p>
      <text:p text:style-name="P11">}<text:span text:style-name="T12">else</text:span>{</text:p>
      <text:p text:style-name="P11"><text:span text:style-name="T12">return</text:span> {<text:span text:style-name="T14">visibility</text:span>: <text:span text:style-name="T12">true</text:span>};</text:p>
      <text:p text:style-name="P11">};</text:p>
      <text:p text:style-name="P11">}</text:p>
      <text:p text:style-name="P11">)}</text:p>
      <text:p text:style-name="P13"/>
      <text:p text:style-name="P14">// change code above this line</text:p>
      <text:p text:style-name="P11"><text:span text:style-name="T14">render</text:span>() {</text:p>
      <text:p text:style-name="P11"><text:span text:style-name="T12">if</text:span> (<text:span text:style-name="T12">this</text:span>.<text:span text:style-name="T14">state</text:span>.<text:span text:style-name="T14">visibility</text:span>) {</text:p>
      <text:p text:style-name="P11"><text:span text:style-name="T12">return</text:span> (</text:p>
      <text:p text:style-name="P11">&lt;<text:span text:style-name="T14">div</text:span>&gt;</text:p>
      <text:p text:style-name="P11">&lt;<text:span text:style-name="T14">button</text:span> <text:span text:style-name="T14">onClick</text:span>={<text:span text:style-name="T12">this</text:span>.<text:span text:style-name="T14">toggleVisibility</text:span>}&gt;<text:span text:style-name="T13">Click</text:span> <text:span text:style-name="T13">Me</text:span>&lt;/<text:span text:style-name="T14">button</text:span>&gt;</text:p>
      <text:p text:style-name="P11">&lt;<text:span text:style-name="T14">h1</text:span>&gt;<text:span text:style-name="T13">Now</text:span> <text:span text:style-name="T14">you</text:span> <text:span text:style-name="T14">see</text:span> <text:span text:style-name="T14">me</text:span>!&lt;/<text:span text:style-name="T14">h1</text:span>&gt;</text:p>
      <text:p text:style-name="P11">&lt;/<text:span text:style-name="T14">div</text:span>&gt;</text:p>
      <text:p text:style-name="P11">);</text:p>
      <text:p text:style-name="P11">} <text:span text:style-name="T12">else</text:span> {</text:p>
      <text:p text:style-name="P11"><text:span text:style-name="T12">return</text:span> (</text:p>
      <text:p text:style-name="P11">&lt;<text:span text:style-name="T14">div</text:span>&gt;</text:p>
      <text:p text:style-name="P11">&lt;<text:span text:style-name="T14">button</text:span> <text:span text:style-name="T14">onClick</text:span>={<text:span text:style-name="T12">this</text:span>.<text:span text:style-name="T14">toggleVisibility</text:span>}&gt;<text:span text:style-name="T13">Click</text:span> <text:span text:style-name="T13">Me</text:span>&lt;/<text:span text:style-name="T14">button</text:span>&gt;</text:p>
      <text:p text:style-name="P11">&lt;/<text:span text:style-name="T14">div</text:span>&gt;</text:p>
      <text:p text:style-name="P11">);</text:p>
      <text:p text:style-name="P11">}</text:p>
      <text:p text:style-name="P11">}</text:p>
      <text:p text:style-name="P11">};</text:p>
      <text:p text:style-name="P11"/>
      <text:p text:style-name="P4"><text:soft-page-break/></text:p>
      <text:p text:style-name="P2"><text:a xlink:type="simple" xlink:href="http://192.168.0.253:8000/learn/front-end-libraries/react/write-a-simple-counter" text:style-name="Internet_20_link" text:visited-style-name="Visited_20_Internet_20_Link"><text:span text:style-name="T1">Write a Simple Counter</text:span></text:a></text:p>
      <text:p text:style-name="P2"><text:span text:style-name="T5">class</text:span><text:span text:style-name="T3"> </text:span><text:span text:style-name="T7">Counter</text:span><text:span text:style-name="T3"> </text:span><text:span text:style-name="T5">extends</text:span><text:span text:style-name="T3"> </text:span><text:span text:style-name="T7">React</text:span><text:span text:style-name="T3">.</text:span><text:span text:style-name="T7">Component</text:span><text:span text:style-name="T3"> {</text:span>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1"><text:span text:style-name="T12">this</text:span>.<text:span text:style-name="T14">state</text:span> = {</text:p>
      <text:p text:style-name="P11"><text:span text:style-name="T14">count</text:span>: <text:span text:style-name="T17">0</text:span></text:p>
      <text:p text:style-name="P11">};</text:p>
      <text:p text:style-name="P14">// change code below this line</text:p>
      <text:p text:style-name="P11"><text:span text:style-name="T12">this</text:span>.<text:span text:style-name="T14">increment</text:span> = <text:span text:style-name="T12">this</text:span>.<text:span text:style-name="T14">increment</text:span>.<text:span text:style-name="T14">bind</text:span>(<text:span text:style-name="T12">this</text:span>)</text:p>
      <text:p text:style-name="P11"><text:span text:style-name="T12">this</text:span>.<text:span text:style-name="T14">decrement</text:span> = <text:span text:style-name="T12">this</text:span>.<text:span text:style-name="T14">decrement</text:span>.<text:span text:style-name="T14">bind</text:span>(<text:span text:style-name="T12">this</text:span>)</text:p>
      <text:p text:style-name="P11"><text:span text:style-name="T12">this</text:span>.<text:span text:style-name="T14">reset</text:span> = <text:span text:style-name="T12">this</text:span>.<text:span text:style-name="T14">reset</text:span>.<text:span text:style-name="T14">bind</text:span>(<text:span text:style-name="T12">this</text:span>)</text:p>
      <text:p text:style-name="P14">// change code above this line</text:p>
      <text:p text:style-name="P11">}</text:p>
      <text:p text:style-name="P14">// change code below this line</text:p>
      <text:p text:style-name="P11"><text:span text:style-name="T14">increment</text:span>(){</text:p>
      <text:p text:style-name="P11"><text:span text:style-name="T12">this</text:span>.<text:span text:style-name="T14">setState</text:span>({</text:p>
      <text:p text:style-name="P11"><text:span text:style-name="T14">count</text:span>: <text:span text:style-name="T12">this</text:span>.<text:span text:style-name="T14">state</text:span>.<text:span text:style-name="T14">count</text:span> + <text:span text:style-name="T17">1</text:span></text:p>
      <text:p text:style-name="P11">})</text:p>
      <text:p text:style-name="P11">}</text:p>
      <text:p text:style-name="P11"><text:span text:style-name="T14">decrement</text:span>(){</text:p>
      <text:p text:style-name="P11"><text:span text:style-name="T12">this</text:span>.<text:span text:style-name="T14">setState</text:span>({</text:p>
      <text:p text:style-name="P11"><text:span text:style-name="T14">count</text:span>: <text:span text:style-name="T12">this</text:span>.<text:span text:style-name="T14">state</text:span>.<text:span text:style-name="T14">count</text:span> - <text:span text:style-name="T17">1</text:span></text:p>
      <text:p text:style-name="P11">})</text:p>
      <text:p text:style-name="P11">}</text:p>
      <text:p text:style-name="P11"><text:span text:style-name="T14">reset</text:span>(){</text:p>
      <text:p text:style-name="P11"><text:span text:style-name="T12">this</text:span>.<text:span text:style-name="T14">setState</text:span>({</text:p>
      <text:p text:style-name="P11"><text:span text:style-name="T14">count</text:span>: <text:span text:style-name="T17">0</text:span></text:p>
      <text:p text:style-name="P11">})</text:p>
      <text:p text:style-name="P11">}</text:p>
      <text:p text:style-name="P14">// change code above this line</text:p>
      <text:p text:style-name="P11"><text:span text:style-name="T14">render</text:span>() {</text:p>
      <text:p text:style-name="P11"><text:span text:style-name="T12">return</text:span> (</text:p>
      <text:p text:style-name="P11">&lt;<text:span text:style-name="T14">div</text:span>&gt;</text:p>
      <text:p text:style-name="P11">&lt;<text:span text:style-name="T14">button</text:span> <text:span text:style-name="T14">className</text:span>=<text:span text:style-name="T15">'inc'</text:span> <text:span text:style-name="T14">onClick</text:span>={<text:span text:style-name="T12">this</text:span>.<text:span text:style-name="T14">increment</text:span>}&gt;<text:span text:style-name="T13">Increment</text:span>!&lt;/<text:span text:style-name="T14">button</text:span>&gt;</text:p>
      <text:p text:style-name="P11">&lt;<text:span text:style-name="T14">button</text:span> <text:span text:style-name="T14">className</text:span>=<text:span text:style-name="T15">'dec'</text:span> <text:span text:style-name="T14">onClick</text:span>={<text:span text:style-name="T12">this</text:span>.<text:span text:style-name="T14">decrement</text:span>}&gt;<text:span text:style-name="T13">Decrement</text:span>!&lt;/<text:span text:style-name="T14">button</text:span>&gt;</text:p>
      <text:p text:style-name="P11">&lt;<text:span text:style-name="T14">button</text:span> <text:span text:style-name="T14">className</text:span>=<text:span text:style-name="T15">'reset'</text:span> <text:span text:style-name="T14">onClick</text:span>={<text:span text:style-name="T12">this</text:span>.<text:span text:style-name="T14">reset</text:span>}&gt;<text:span text:style-name="T13">Reset</text:span>&lt;/<text:span text:style-name="T14">button</text:span>&gt;</text:p>
      <text:p text:style-name="P11">&lt;<text:span text:style-name="T14">h1</text:span>&gt;<text:span text:style-name="T13">Current</text:span> <text:span text:style-name="T13">Count</text:span>: {<text:span text:style-name="T12">this</text:span>.<text:span text:style-name="T14">state</text:span>.<text:span text:style-name="T14">count</text:span>}&lt;/<text:span text:style-name="T14">h1</text:span>&gt;</text:p>
      <text:p text:style-name="P11">&lt;/<text:span text:style-name="T14">div</text:span>&gt;</text:p>
      <text:p text:style-name="P11">);</text:p>
      <text:p text:style-name="P11">}</text:p>
      <text:p text:style-name="P11">};</text:p>
      <text:p text:style-name="P11"/>
      <text:p text:style-name="P4"/>
      <text:p text:style-name="P2"><text:a xlink:type="simple" xlink:href="http://192.168.0.253:8000/learn/front-end-libraries/react/create-a-controlled-input" text:style-name="Internet_20_link" text:visited-style-name="Visited_20_Internet_20_Link"><text:span text:style-name="T1">Create a Controlled Input</text:span></text:a></text:p>
      <text:p text:style-name="P2"><text:span text:style-name="T5">class</text:span><text:span text:style-name="T3"> </text:span><text:span text:style-name="T7">ControlledInput</text:span><text:span text:style-name="T3"> </text:span><text:span text:style-name="T5">extends</text:span><text:span text:style-name="T3"> </text:span><text:span text:style-name="T7">React</text:span><text:span text:style-name="T3">.</text:span><text:span text:style-name="T7">Component</text:span><text:span text:style-name="T3"> {</text:span></text:p>
      <text:p text:style-name="P11"><text:span text:style-name="T12">constructor</text:span>(<text:span text:style-name="T14">props</text:span>) {</text:p>
      <text:p text:style-name="P11"><text:soft-page-break/><text:span text:style-name="T12">super</text:span>(<text:span text:style-name="T14">props</text:span>);</text:p>
      <text:p text:style-name="P11"><text:span text:style-name="T12">this</text:span>.<text:span text:style-name="T14">state</text:span> = {</text:p>
      <text:p text:style-name="P11"><text:span text:style-name="T14">input</text:span>: <text:span text:style-name="T15">''</text:span></text:p>
      <text:p text:style-name="P11">};</text:p>
      <text:p text:style-name="P14">// change code below this line</text:p>
      <text:p text:style-name="P11"><text:span text:style-name="T12">this</text:span>.<text:span text:style-name="T14">handleChange</text:span> = <text:span text:style-name="T12">this</text:span>.<text:span text:style-name="T14">handleChange</text:span>.<text:span text:style-name="T14">bind</text:span>(<text:span text:style-name="T12">this</text:span>)</text:p>
      <text:p text:style-name="P14">// change code above this line</text:p>
      <text:p text:style-name="P11">}</text:p>
      <text:p text:style-name="P14">// change code below this line</text:p>
      <text:p text:style-name="P11"><text:span text:style-name="T14">handleChange</text:span>(<text:span text:style-name="T14">event</text:span>){</text:p>
      <text:p text:style-name="P11"><text:span text:style-name="T12">this</text:span>.<text:span text:style-name="T14">setState</text:span>({</text:p>
      <text:p text:style-name="P11"><text:span text:style-name="T14">input</text:span>: <text:span text:style-name="T14">event</text:span>.<text:span text:style-name="T14">target</text:span>.<text:span text:style-name="T14">value</text:span></text:p>
      <text:p text:style-name="P11">})</text:p>
      <text:p text:style-name="P11">}</text:p>
      <text:p text:style-name="P14">// change code above this line</text:p>
      <text:p text:style-name="P11"><text:span text:style-name="T14">render</text:span>() {</text:p>
      <text:p text:style-name="P11"><text:span text:style-name="T12">return</text:span> (</text:p>
      <text:p text:style-name="P11">&lt;<text:span text:style-name="T14">div</text:span>&gt;</text:p>
      <text:p text:style-name="P11">{ <text:span text:style-name="T16">/* change code below this line */</text:span>}</text:p>
      <text:p text:style-name="P11">&lt;<text:span text:style-name="T14">input</text:span> <text:span text:style-name="T14">value</text:span>={<text:span text:style-name="T12">this</text:span>.<text:span text:style-name="T14">state</text:span>.<text:span text:style-name="T14">input</text:span>}<text:span text:style-name="T14">onChange</text:span>={<text:span text:style-name="T12">this</text:span>.<text:span text:style-name="T14">handleChange</text:span>}/&gt;</text:p>
      <text:p text:style-name="P11">{ <text:span text:style-name="T16">/* change code above this line */</text:span>}</text:p>
      <text:p text:style-name="P11">&lt;<text:span text:style-name="T14">h4</text:span>&gt;<text:span text:style-name="T13">Controlled</text:span> <text:span text:style-name="T13">Input</text:span>:&lt;/<text:span text:style-name="T14">h4</text:span>&gt;</text:p>
      <text:p text:style-name="P11">&lt;<text:span text:style-name="T14">p</text:span>&gt;{<text:span text:style-name="T12">this</text:span>.<text:span text:style-name="T14">state</text:span>.<text:span text:style-name="T14">input</text:span>}&lt;/<text:span text:style-name="T14">p</text:span>&gt;</text:p>
      <text:p text:style-name="P11">&lt;/<text:span text:style-name="T14">div</text:span>&gt;</text:p>
      <text:p text:style-name="P11">);</text:p>
      <text:p text:style-name="P11">}</text:p>
      <text:p text:style-name="P11">};</text:p>
      <text:p text:style-name="P11"/>
      <text:p text:style-name="P4"/>
      <text:p text:style-name="P2"><text:a xlink:type="simple" xlink:href="http://192.168.0.253:8000/learn/front-end-libraries/react/create-a-controlled-form" text:style-name="Internet_20_link" text:visited-style-name="Visited_20_Internet_20_Link"><text:span text:style-name="T1">Create a Controlled Form</text:span></text:a></text:p>
      <text:p text:style-name="P2"><text:span text:style-name="T6">class</text:span><text:span text:style-name="T4"> </text:span><text:span text:style-name="T8">MyForm</text:span><text:span text:style-name="T4"> </text:span><text:span text:style-name="T6">extends</text:span><text:span text:style-name="T4"> </text:span><text:span text:style-name="T8">React</text:span><text:span text:style-name="T4">.</text:span><text:span text:style-name="T8">Component</text:span><text:span text:style-name="T4"> {</text:span>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1"><text:span text:style-name="T12">this</text:span>.<text:span text:style-name="T14">state</text:span> = {</text:p>
      <text:p text:style-name="P11"><text:span text:style-name="T14">input</text:span>: <text:span text:style-name="T15">''</text:span>,</text:p>
      <text:p text:style-name="P11"><text:span text:style-name="T14">submit</text:span>: <text:span text:style-name="T15">''</text:span></text:p>
      <text:p text:style-name="P11">};</text:p>
      <text:p text:style-name="P11"><text:span text:style-name="T12">this</text:span>.<text:span text:style-name="T14">handleChange</text:span> = <text:span text:style-name="T12">this</text:span>.<text:span text:style-name="T14">handleChange</text:span>.<text:span text:style-name="T14">bind</text:span>(<text:span text:style-name="T12">this</text:span>);</text:p>
      <text:p text:style-name="P11"><text:span text:style-name="T12">this</text:span>.<text:span text:style-name="T14">handleSubmit</text:span> = <text:span text:style-name="T12">this</text:span>.<text:span text:style-name="T14">handleSubmit</text:span>.<text:span text:style-name="T14">bind</text:span>(<text:span text:style-name="T12">this</text:span>);</text:p>
      <text:p text:style-name="P11">}</text:p>
      <text:p text:style-name="P11"><text:span text:style-name="T14">handleChange</text:span>(<text:span text:style-name="T14">event</text:span>) {</text:p>
      <text:p text:style-name="P11"><text:span text:style-name="T12">this</text:span>.<text:span text:style-name="T14">setState</text:span>({</text:p>
      <text:p text:style-name="P11"><text:span text:style-name="T14">input</text:span>: <text:span text:style-name="T14">event</text:span>.<text:span text:style-name="T14">target</text:span>.<text:span text:style-name="T14">value</text:span></text:p>
      <text:p text:style-name="P11">});</text:p>
      <text:p text:style-name="P11">}</text:p>
      <text:p text:style-name="P11"><text:span text:style-name="T14">handleSubmit</text:span>(<text:span text:style-name="T14">event</text:span>) {</text:p>
      <text:p text:style-name="P14">// change code below this line</text:p>
      <text:p text:style-name="P11"><text:soft-page-break/><text:span text:style-name="T14">event</text:span>.<text:span text:style-name="T14">preventDefault</text:span>()</text:p>
      <text:p text:style-name="P11"><text:span text:style-name="T12">this</text:span>.<text:span text:style-name="T14">setState</text:span>({</text:p>
      <text:p text:style-name="P11"><text:span text:style-name="T14">submit</text:span>: <text:span text:style-name="T12">this</text:span>.<text:span text:style-name="T14">state</text:span>.<text:span text:style-name="T14">input</text:span></text:p>
      <text:p text:style-name="P11">})</text:p>
      <text:p text:style-name="P14">// change code above this line</text:p>
      <text:p text:style-name="P11">}</text:p>
      <text:p text:style-name="P11"><text:span text:style-name="T14">render</text:span>() {</text:p>
      <text:p text:style-name="P11"><text:span text:style-name="T12">return</text:span> (</text:p>
      <text:p text:style-name="P11">&lt;<text:span text:style-name="T14">div</text:span>&gt;</text:p>
      <text:p text:style-name="P11">&lt;<text:span text:style-name="T14">form</text:span> <text:span text:style-name="T14">onSubmit</text:span>={<text:span text:style-name="T12">this</text:span>.<text:span text:style-name="T14">handleSubmit</text:span>}&gt;</text:p>
      <text:p text:style-name="P11">{ <text:span text:style-name="T16">/* change code below this line */</text:span> }</text:p>
      <text:p text:style-name="P11">&lt;<text:span text:style-name="T14">input</text:span> <text:span text:style-name="T14">value</text:span>={<text:span text:style-name="T12">this</text:span>.<text:span text:style-name="T14">state</text:span>.<text:span text:style-name="T14">input</text:span>} <text:span text:style-name="T14">onChange</text:span>={<text:span text:style-name="T12">this</text:span>.<text:span text:style-name="T14">handleChange</text:span>}/&gt;</text:p>
      <text:p text:style-name="P11">{ <text:span text:style-name="T16">/* change code above this line */</text:span> }</text:p>
      <text:p text:style-name="P11">&lt;<text:span text:style-name="T14">button</text:span> <text:span text:style-name="T14">type</text:span>=<text:span text:style-name="T15">'submit'</text:span>&gt;<text:span text:style-name="T13">Submit</text:span>!&lt;/<text:span text:style-name="T14">button</text:span>&gt;</text:p>
      <text:p text:style-name="P11">&lt;/<text:span text:style-name="T14">form</text:span>&gt;</text:p>
      <text:p text:style-name="P11">{ <text:span text:style-name="T16">/* change code below this line */</text:span> }</text:p>
      <text:p text:style-name="P11">&lt;<text:span text:style-name="T14">h1</text:span>&gt;{<text:span text:style-name="T12">this</text:span>.<text:span text:style-name="T14">state</text:span>.<text:span text:style-name="T14">submit</text:span>}&lt;/<text:span text:style-name="T14">h1</text:span>&gt;</text:p>
      <text:p text:style-name="P11">{ <text:span text:style-name="T16">/* change code above this line */</text:span> }</text:p>
      <text:p text:style-name="P11">&lt;/<text:span text:style-name="T14">div</text:span>&gt;</text:p>
      <text:p text:style-name="P11">);</text:p>
      <text:p text:style-name="P11">}</text:p>
      <text:p text:style-name="P11">};</text:p>
      <text:p text:style-name="P11"/>
      <text:p text:style-name="P3"/>
      <text:p text:style-name="P2"><text:a xlink:type="simple" xlink:href="http://192.168.0.253:8000/learn/front-end-libraries/react/pass-state-as-props-to-child-components" text:style-name="Internet_20_link" text:visited-style-name="Visited_20_Internet_20_Link"><text:span text:style-name="T2">Pass State as Props to Child Components</text:span></text:a><text:span text:style-name="T1"> </text:span></text:p>
      <text:p text:style-name="P2"><text:span text:style-name="T6">class</text:span><text:span text:style-name="T4"> </text:span><text:span text:style-name="T8">MyApp</text:span><text:span text:style-name="T4"> </text:span><text:span text:style-name="T6">extends</text:span><text:span text:style-name="T4"> </text:span><text:span text:style-name="T8">React</text:span><text:span text:style-name="T4">.</text:span><text:span text:style-name="T8">Component</text:span><text:span text:style-name="T4"> {</text:span>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1"><text:span text:style-name="T12">this</text:span>.<text:span text:style-name="T14">state</text:span> = {</text:p>
      <text:p text:style-name="P11"><text:span text:style-name="T14">name</text:span>: <text:span text:style-name="T15">'CamperBot'</text:span></text:p>
      <text:p text:style-name="P11">}</text:p>
      <text:p text:style-name="P11">}</text:p>
      <text:p text:style-name="P11"><text:span text:style-name="T14">render</text:span>() {</text:p>
      <text:p text:style-name="P11"><text:span text:style-name="T12">return</text:span> (</text:p>
      <text:p text:style-name="P11">&lt;<text:span text:style-name="T14">div</text:span>&gt;</text:p>
      <text:p text:style-name="P11">&lt;<text:span text:style-name="T13">Navbar</text:span> <text:span text:style-name="T14">name</text:span>={<text:span text:style-name="T12">this</text:span>.<text:span text:style-name="T14">state</text:span>.<text:span text:style-name="T14">name</text:span>} /&gt;</text:p>
      <text:p text:style-name="P11">&lt;/<text:span text:style-name="T14">div</text:span>&gt;</text:p>
      <text:p text:style-name="P11">);</text:p>
      <text:p text:style-name="P11">}</text:p>
      <text:p text:style-name="P11">};</text:p>
      <text:p text:style-name="P13"/>
      <text:p text:style-name="P11"><text:span text:style-name="T12">class</text:span> <text:span text:style-name="T13">Navbar</text:span> <text:span text:style-name="T12">extends</text:span> <text:span text:style-name="T13">React</text:span>.<text:span text:style-name="T13">Component</text:span> {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1">}</text:p>
      <text:p text:style-name="P11"><text:span text:style-name="T14">render</text:span>() {</text:p>
      <text:p text:style-name="P11"><text:span text:style-name="T12">return</text:span> (</text:p>
      <text:p text:style-name="P11"><text:soft-page-break/>&lt;<text:span text:style-name="T14">div</text:span>&gt;</text:p>
      <text:p text:style-name="P11">&lt;<text:span text:style-name="T14">h1</text:span>&gt;<text:span text:style-name="T13">Hello</text:span>, <text:span text:style-name="T14">my</text:span> <text:span text:style-name="T14">name</text:span> <text:span text:style-name="T14">is</text:span>: {<text:span text:style-name="T12">this</text:span>.<text:span text:style-name="T14">props</text:span>.<text:span text:style-name="T14">name</text:span>} &lt;/<text:span text:style-name="T14">h1</text:span>&gt;</text:p>
      <text:p text:style-name="P11">&lt;/<text:span text:style-name="T14">div</text:span>&gt;</text:p>
      <text:p text:style-name="P11">);</text:p>
      <text:p text:style-name="P11">}</text:p>
      <text:p text:style-name="P11">};</text:p>
      <text:p text:style-name="P11"/>
      <text:p text:style-name="P3"/>
      <text:p text:style-name="P2"><text:a xlink:type="simple" xlink:href="http://192.168.0.253:8000/learn/front-end-libraries/react/pass-a-callback-as-props" text:style-name="Internet_20_link" text:visited-style-name="Visited_20_Internet_20_Link"><text:span text:style-name="T2">Pass a Callback as Props</text:span></text:a><text:span text:style-name="T1"> </text:span></text:p>
      <text:p text:style-name="P2"><text:span text:style-name="T6">class</text:span><text:span text:style-name="T4"> </text:span><text:span text:style-name="T8">MyApp</text:span><text:span text:style-name="T4"> </text:span><text:span text:style-name="T6">extends</text:span><text:span text:style-name="T4"> </text:span><text:span text:style-name="T8">React</text:span><text:span text:style-name="T4">.</text:span><text:span text:style-name="T8">Component</text:span><text:span text:style-name="T4"> {</text:span>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1"><text:span text:style-name="T12">this</text:span>.<text:span text:style-name="T14">state</text:span> = {</text:p>
      <text:p text:style-name="P11"><text:span text:style-name="T14">inputValue</text:span>: <text:span text:style-name="T15">''</text:span></text:p>
      <text:p text:style-name="P11">}</text:p>
      <text:p text:style-name="P11"><text:span text:style-name="T12">this</text:span>.<text:span text:style-name="T14">handleChange</text:span> = <text:span text:style-name="T12">this</text:span>.<text:span text:style-name="T14">handleChange</text:span>.<text:span text:style-name="T14">bind</text:span>(<text:span text:style-name="T12">this</text:span>);</text:p>
      <text:p text:style-name="P11">}</text:p>
      <text:p text:style-name="P11"><text:span text:style-name="T14">handleChange</text:span>(<text:span text:style-name="T14">event</text:span>) {</text:p>
      <text:p text:style-name="P11"><text:span text:style-name="T12">this</text:span>.<text:span text:style-name="T14">setState</text:span>({</text:p>
      <text:p text:style-name="P11"><text:span text:style-name="T14">inputValue</text:span>: <text:span text:style-name="T14">event</text:span>.<text:span text:style-name="T14">target</text:span>.<text:span text:style-name="T14">value</text:span></text:p>
      <text:p text:style-name="P11">});</text:p>
      <text:p text:style-name="P11">}</text:p>
      <text:p text:style-name="P11"><text:span text:style-name="T14">render</text:span>() {</text:p>
      <text:p text:style-name="P11"><text:span text:style-name="T12">return</text:span> (</text:p>
      <text:p text:style-name="P11">&lt;<text:span text:style-name="T14">div</text:span>&gt;</text:p>
      <text:p text:style-name="P11">{ <text:span text:style-name="T16">/* change code below this line */</text:span> }</text:p>
      <text:p text:style-name="P13"/>
      <text:p text:style-name="P11">&lt;<text:span text:style-name="T13">GetInput</text:span> <text:span text:style-name="T14">input</text:span>={<text:span text:style-name="T12">this</text:span>.<text:span text:style-name="T14">state</text:span>.<text:span text:style-name="T14">inputValue</text:span>}</text:p>
      <text:p text:style-name="P11"><text:span text:style-name="T14">handleChange</text:span>={<text:span text:style-name="T12">this</text:span>.<text:span text:style-name="T14">handleChange</text:span>}/&gt;</text:p>
      <text:p text:style-name="P11">&lt;<text:span text:style-name="T13">RenderInput</text:span> <text:span text:style-name="T14">input</text:span>={<text:span text:style-name="T12">this</text:span>.<text:span text:style-name="T14">state</text:span>.<text:span text:style-name="T14">inputValue</text:span>}/&gt;</text:p>
      <text:p text:style-name="P13"/>
      <text:p text:style-name="P11">{ <text:span text:style-name="T16">/* change code above this line */</text:span> }</text:p>
      <text:p text:style-name="P11">&lt;/<text:span text:style-name="T14">div</text:span>&gt;</text:p>
      <text:p text:style-name="P11">);</text:p>
      <text:p text:style-name="P11">}</text:p>
      <text:p text:style-name="P11">};</text:p>
      <text:p text:style-name="P13"/>
      <text:p text:style-name="P11"><text:span text:style-name="T12">class</text:span> <text:span text:style-name="T13">GetInput</text:span> <text:span text:style-name="T12">extends</text:span> <text:span text:style-name="T13">React</text:span>.<text:span text:style-name="T13">Component</text:span> {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1">}</text:p>
      <text:p text:style-name="P11"><text:span text:style-name="T14">render</text:span>() {</text:p>
      <text:p text:style-name="P11"><text:span text:style-name="T12">return</text:span> (</text:p>
      <text:p text:style-name="P11">&lt;<text:span text:style-name="T14">div</text:span>&gt;</text:p>
      <text:p text:style-name="P11">&lt;<text:span text:style-name="T14">h3</text:span>&gt;<text:span text:style-name="T13">Get</text:span> <text:span text:style-name="T13">Input</text:span>:&lt;/<text:span text:style-name="T14">h3</text:span>&gt;</text:p>
      <text:p text:style-name="P11">&lt;<text:span text:style-name="T14">input</text:span></text:p>
      <text:p text:style-name="P11"><text:span text:style-name="T14">value</text:span>={<text:span text:style-name="T12">this</text:span>.<text:span text:style-name="T14">props</text:span>.<text:span text:style-name="T14">input</text:span>}</text:p>
      <text:p text:style-name="P11"><text:soft-page-break/><text:span text:style-name="T14">onChange</text:span>={<text:span text:style-name="T12">this</text:span>.<text:span text:style-name="T14">props</text:span>.<text:span text:style-name="T14">handleChange</text:span>}/&gt;</text:p>
      <text:p text:style-name="P11">&lt;/<text:span text:style-name="T14">div</text:span>&gt;</text:p>
      <text:p text:style-name="P11">);</text:p>
      <text:p text:style-name="P11">}</text:p>
      <text:p text:style-name="P11">};</text:p>
      <text:p text:style-name="P13"/>
      <text:p text:style-name="P11"><text:span text:style-name="T12">class</text:span> <text:span text:style-name="T13">RenderInput</text:span> <text:span text:style-name="T12">extends</text:span> <text:span text:style-name="T13">React</text:span>.<text:span text:style-name="T13">Component</text:span> {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1">}</text:p>
      <text:p text:style-name="P11"><text:span text:style-name="T14">render</text:span>() {</text:p>
      <text:p text:style-name="P11"><text:span text:style-name="T12">return</text:span> (</text:p>
      <text:p text:style-name="P11">&lt;<text:span text:style-name="T14">div</text:span>&gt;</text:p>
      <text:p text:style-name="P11">&lt;<text:span text:style-name="T14">h3</text:span>&gt;<text:span text:style-name="T13">Input</text:span> <text:span text:style-name="T13">Render</text:span>:&lt;/<text:span text:style-name="T14">h3</text:span>&gt;</text:p>
      <text:p text:style-name="P11">&lt;<text:span text:style-name="T14">p</text:span>&gt;{<text:span text:style-name="T12">this</text:span>.<text:span text:style-name="T14">props</text:span>.<text:span text:style-name="T14">input</text:span>}&lt;/<text:span text:style-name="T14">p</text:span>&gt;</text:p>
      <text:p text:style-name="P11">&lt;/<text:span text:style-name="T14">div</text:span>&gt;</text:p>
      <text:p text:style-name="P11">);</text:p>
      <text:p text:style-name="P11">}</text:p>
      <text:p text:style-name="P11">};</text:p>
      <text:p text:style-name="P11"/>
      <text:p text:style-name="P3"/>
      <text:p text:style-name="P2"><text:a xlink:type="simple" xlink:href="http://192.168.0.253:8000/learn/front-end-libraries/react/use-the-lifecycle-method-componentwillmount" text:style-name="Internet_20_link" text:visited-style-name="Visited_20_Internet_20_Link"><text:span text:style-name="T2">Use the Lifecycle Method componentWillMount</text:span></text:a><text:span text:style-name="T1"> </text:span></text:p>
      <text:p text:style-name="P2"><text:span text:style-name="T6">class</text:span><text:span text:style-name="T4"> </text:span><text:span text:style-name="T8">MyComponent</text:span><text:span text:style-name="T4"> </text:span><text:span text:style-name="T6">extends</text:span><text:span text:style-name="T4"> </text:span><text:span text:style-name="T8">React</text:span><text:span text:style-name="T4">.</text:span><text:span text:style-name="T8">Component</text:span><text:span text:style-name="T4"> {</text:span>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1">}</text:p>
      <text:p text:style-name="P11"><text:span text:style-name="T14">componentWillMount</text:span>() {</text:p>
      <text:p text:style-name="P14">// change code below this line</text:p>
      <text:p text:style-name="P11"><text:span text:style-name="T14">console</text:span>.<text:span text:style-name="T14">log</text:span>()</text:p>
      <text:p text:style-name="P14">// change code above this line</text:p>
      <text:p text:style-name="P11">}</text:p>
      <text:p text:style-name="P11"><text:span text:style-name="T14">render</text:span>() {</text:p>
      <text:p text:style-name="P11"><text:span text:style-name="T12">return</text:span> &lt;<text:span text:style-name="T14">div</text:span> /&gt;</text:p>
      <text:p text:style-name="P11">}</text:p>
      <text:p text:style-name="P11">};</text:p>
      <text:p text:style-name="P11"/>
      <text:p text:style-name="P3"/>
      <text:p text:style-name="P2"><text:a xlink:type="simple" xlink:href="http://192.168.0.253:8000/learn/front-end-libraries/react/use-the-lifecycle-method-componentdidmount" text:style-name="Internet_20_link" text:visited-style-name="Visited_20_Internet_20_Link"><text:span text:style-name="T2">Use the Lifecycle Method componentDidMount</text:span></text:a><text:span text:style-name="T1"> </text:span></text:p>
      <text:p text:style-name="P2"><text:span text:style-name="T5">class</text:span><text:span text:style-name="T3"> </text:span><text:span text:style-name="T7">MyComponent</text:span><text:span text:style-name="T3"> </text:span><text:span text:style-name="T5">extends</text:span><text:span text:style-name="T3"> </text:span><text:span text:style-name="T7">React</text:span><text:span text:style-name="T3">.</text:span><text:span text:style-name="T7">Component</text:span><text:span text:style-name="T3"> {</text:span>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1"><text:span text:style-name="T12">this</text:span>.<text:span text:style-name="T14">state</text:span> = {</text:p>
      <text:p text:style-name="P11"><text:span text:style-name="T14">activeUsers</text:span>: <text:span text:style-name="T12">null</text:span></text:p>
      <text:p text:style-name="P11">};</text:p>
      <text:p text:style-name="P11">}</text:p>
      <text:p text:style-name="P11"><text:span text:style-name="T14">componentDidMount</text:span>() {</text:p>
      <text:p text:style-name="P11"><text:span text:style-name="T14">setTimeout</text:span>( () =&gt; {</text:p>
      <text:p text:style-name="P11"><text:soft-page-break/><text:span text:style-name="T12">this</text:span>.<text:span text:style-name="T14">setState</text:span>({</text:p>
      <text:p text:style-name="P11"><text:span text:style-name="T14">activeUsers</text:span>: <text:span text:style-name="T17">1273</text:span></text:p>
      <text:p text:style-name="P11">});</text:p>
      <text:p text:style-name="P11">}, <text:span text:style-name="T17">2500</text:span>);</text:p>
      <text:p text:style-name="P11">}</text:p>
      <text:p text:style-name="P11"><text:span text:style-name="T14">render</text:span>() {</text:p>
      <text:p text:style-name="P11"><text:span text:style-name="T12">return</text:span> (</text:p>
      <text:p text:style-name="P11">&lt;<text:span text:style-name="T14">div</text:span>&gt;</text:p>
      <text:p text:style-name="P11">&lt;<text:span text:style-name="T14">h1</text:span>&gt;<text:span text:style-name="T13">Active</text:span> <text:span text:style-name="T13">Users</text:span> { <text:span text:style-name="T12">this</text:span>.<text:span text:style-name="T14">state</text:span>.<text:span text:style-name="T14">activeUsers</text:span> }&lt;/<text:span text:style-name="T14">h1</text:span>&gt;</text:p>
      <text:p text:style-name="P11">&lt;/<text:span text:style-name="T14">div</text:span>&gt;</text:p>
      <text:p text:style-name="P11">);</text:p>
      <text:p text:style-name="P11">}</text:p>
      <text:p text:style-name="P11">};</text:p>
      <text:p text:style-name="P11"/>
      <text:p text:style-name="P4"/>
      <text:p text:style-name="P2"><text:a xlink:type="simple" xlink:href="http://192.168.0.253:8000/learn/front-end-libraries/react/add-event-listeners" text:style-name="Internet_20_link" text:visited-style-name="Visited_20_Internet_20_Link"><text:span text:style-name="T1">Add Event Listeners</text:span></text:a></text:p>
      <text:p text:style-name="P2"><text:span text:style-name="T5">class</text:span><text:span text:style-name="T3"> </text:span><text:span text:style-name="T7">MyComponent</text:span><text:span text:style-name="T3"> </text:span><text:span text:style-name="T5">extends</text:span><text:span text:style-name="T3"> </text:span><text:span text:style-name="T7">React</text:span><text:span text:style-name="T3">.</text:span><text:span text:style-name="T7">Component</text:span><text:span text:style-name="T3"> {</text:span>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1"><text:span text:style-name="T12">this</text:span>.<text:span text:style-name="T14">state</text:span> = {</text:p>
      <text:p text:style-name="P11"><text:span text:style-name="T14">message</text:span>: <text:span text:style-name="T15">''</text:span></text:p>
      <text:p text:style-name="P11">};</text:p>
      <text:p text:style-name="P11"><text:span text:style-name="T12">this</text:span>.<text:span text:style-name="T14">handleEnter</text:span> = <text:span text:style-name="T12">this</text:span>.<text:span text:style-name="T14">handleEnter</text:span>.<text:span text:style-name="T14">bind</text:span>(<text:span text:style-name="T12">this</text:span>);</text:p>
      <text:p text:style-name="P11"><text:span text:style-name="T12">this</text:span>.<text:span text:style-name="T14">handleKeyPress</text:span> = <text:span text:style-name="T12">this</text:span>.<text:span text:style-name="T14">handleKeyPress</text:span>.<text:span text:style-name="T14">bind</text:span>(<text:span text:style-name="T12">this</text:span>);</text:p>
      <text:p text:style-name="P11">}</text:p>
      <text:p text:style-name="P14">// change code below this line</text:p>
      <text:p text:style-name="P11"><text:span text:style-name="T14">componentDidMount</text:span>() {</text:p>
      <text:p text:style-name="P11"><text:span text:style-name="T14">document</text:span>.<text:span text:style-name="T14">addEventListener</text:span>(<text:span text:style-name="T15">'keydown'</text:span>,<text:span text:style-name="T12">this</text:span>.<text:span text:style-name="T14">handleKeyPress</text:span>)</text:p>
      <text:p text:style-name="P13"/>
      <text:p text:style-name="P11">}</text:p>
      <text:p text:style-name="P11"><text:span text:style-name="T14">componentWillUnmount</text:span>() {</text:p>
      <text:p text:style-name="P11"><text:span text:style-name="T14">document</text:span>.<text:span text:style-name="T14">removeEventListener</text:span>(<text:span text:style-name="T15">'keydown'</text:span>,<text:span text:style-name="T12">this</text:span>.<text:span text:style-name="T14">handleKeyPress</text:span>)</text:p>
      <text:p text:style-name="P11">}</text:p>
      <text:p text:style-name="P14">// change code above this line</text:p>
      <text:p text:style-name="P11"><text:span text:style-name="T14">handleEnter</text:span>() {</text:p>
      <text:p text:style-name="P11"><text:span text:style-name="T12">this</text:span>.<text:span text:style-name="T14">setState</text:span>({</text:p>
      <text:p text:style-name="P11"><text:span text:style-name="T14">message</text:span>: <text:span text:style-name="T12">this</text:span>.<text:span text:style-name="T14">state</text:span>.<text:span text:style-name="T14">message</text:span> + <text:span text:style-name="T15">'You pressed the enter key! '</text:span></text:p>
      <text:p text:style-name="P11">});</text:p>
      <text:p text:style-name="P11">}</text:p>
      <text:p text:style-name="P11"><text:span text:style-name="T14">handleKeyPress</text:span>(<text:span text:style-name="T14">event</text:span>) {</text:p>
      <text:p text:style-name="P11"><text:span text:style-name="T12">if</text:span> (<text:span text:style-name="T14">event</text:span>.<text:span text:style-name="T14">keyCode</text:span> === <text:span text:style-name="T17">13</text:span>) {</text:p>
      <text:p text:style-name="P11"><text:span text:style-name="T12">this</text:span>.<text:span text:style-name="T14">handleEnter</text:span>();</text:p>
      <text:p text:style-name="P11">}</text:p>
      <text:p text:style-name="P11">}</text:p>
      <text:p text:style-name="P11"><text:span text:style-name="T14">render</text:span>() {</text:p>
      <text:p text:style-name="P11"><text:span text:style-name="T12">return</text:span> (</text:p>
      <text:p text:style-name="P11">&lt;<text:span text:style-name="T14">div</text:span>&gt;</text:p>
      <text:p text:style-name="P11"><text:soft-page-break/>&lt;<text:span text:style-name="T14">h1</text:span>&gt;{<text:span text:style-name="T12">this</text:span>.<text:span text:style-name="T14">state</text:span>.<text:span text:style-name="T14">message</text:span>}&lt;/<text:span text:style-name="T14">h1</text:span>&gt;</text:p>
      <text:p text:style-name="P11">&lt;/<text:span text:style-name="T14">div</text:span>&gt;</text:p>
      <text:p text:style-name="P11">);</text:p>
      <text:p text:style-name="P11">}</text:p>
      <text:p text:style-name="P11">};</text:p>
      <text:p text:style-name="P11"/>
      <text:p text:style-name="P4"/>
      <text:p text:style-name="P2"><text:a xlink:type="simple" xlink:href="http://192.168.0.253:8000/learn/front-end-libraries/react/manage-updates-with-lifecycle-methods" text:style-name="Internet_20_link" text:visited-style-name="Visited_20_Internet_20_Link"><text:span text:style-name="T1">Manage Updates with Lifecycle Methods</text:span></text:a></text:p>
      <text:p text:style-name="P2"><text:span text:style-name="T5">class</text:span><text:span text:style-name="T3"> </text:span><text:span text:style-name="T7">Dialog</text:span><text:span text:style-name="T3"> </text:span><text:span text:style-name="T5">extends</text:span><text:span text:style-name="T3"> </text:span><text:span text:style-name="T7">React</text:span><text:span text:style-name="T3">.</text:span><text:span text:style-name="T7">Component</text:span><text:span text:style-name="T3"> {</text:span>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1">}</text:p>
      <text:p text:style-name="P11"><text:span text:style-name="T14">componentWillUpdate</text:span>() {</text:p>
      <text:p text:style-name="P11"><text:span text:style-name="T14">console</text:span>.<text:span text:style-name="T14">log</text:span>(<text:span text:style-name="T15">'Component is about to update...'</text:span>);</text:p>
      <text:p text:style-name="P11">}</text:p>
      <text:p text:style-name="P14">// change code below this line</text:p>
      <text:p text:style-name="P11"><text:span text:style-name="T14">componentWillReceiveProps</text:span>(<text:span text:style-name="T14">nextProps</text:span>){</text:p>
      <text:p text:style-name="P11"><text:span text:style-name="T14">console</text:span>.<text:span text:style-name="T14">log</text:span>(<text:span text:style-name="T12">this</text:span>.<text:span text:style-name="T14">props</text:span>,<text:span text:style-name="T14">nextProps</text:span>)</text:p>
      <text:p text:style-name="P11">}</text:p>
      <text:p text:style-name="P11"><text:span text:style-name="T14">componentDidUpdate</text:span>(){</text:p>
      <text:p text:style-name="P11"><text:span text:style-name="T14">console</text:span>.<text:span text:style-name="T14">log</text:span>(<text:span text:style-name="T15">'component has updated.'</text:span>)</text:p>
      <text:p text:style-name="P11">}</text:p>
      <text:p text:style-name="P14">// change code above this line</text:p>
      <text:p text:style-name="P11"><text:span text:style-name="T14">render</text:span>() {</text:p>
      <text:p text:style-name="P11"><text:span text:style-name="T12">return</text:span> &lt;<text:span text:style-name="T14">h1</text:span>&gt;{<text:span text:style-name="T12">this</text:span>.<text:span text:style-name="T14">props</text:span>.<text:span text:style-name="T14">message</text:span>}&lt;/<text:span text:style-name="T14">h1</text:span>&gt;</text:p>
      <text:p text:style-name="P11">}</text:p>
      <text:p text:style-name="P11">};</text:p>
      <text:p text:style-name="P13"/>
      <text:p text:style-name="P11"><text:span text:style-name="T12">class</text:span> <text:span text:style-name="T13">Controller</text:span> <text:span text:style-name="T12">extends</text:span> <text:span text:style-name="T13">React</text:span>.<text:span text:style-name="T13">Component</text:span> {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1"><text:span text:style-name="T12">this</text:span>.<text:span text:style-name="T14">state</text:span> = {</text:p>
      <text:p text:style-name="P11"><text:span text:style-name="T14">message</text:span>: <text:span text:style-name="T15">'First Message'</text:span></text:p>
      <text:p text:style-name="P11">};</text:p>
      <text:p text:style-name="P11"><text:span text:style-name="T12">this</text:span>.<text:span text:style-name="T14">changeMessage</text:span> = <text:span text:style-name="T12">this</text:span>.<text:span text:style-name="T14">changeMessage</text:span>.<text:span text:style-name="T14">bind</text:span>(<text:span text:style-name="T12">this</text:span>);</text:p>
      <text:p text:style-name="P11">}</text:p>
      <text:p text:style-name="P11"><text:span text:style-name="T14">changeMessage</text:span>() {</text:p>
      <text:p text:style-name="P11"><text:span text:style-name="T12">this</text:span>.<text:span text:style-name="T14">setState</text:span>({</text:p>
      <text:p text:style-name="P11"><text:span text:style-name="T14">message</text:span>: <text:span text:style-name="T15">'Second Message'</text:span></text:p>
      <text:p text:style-name="P11">});</text:p>
      <text:p text:style-name="P11">}</text:p>
      <text:p text:style-name="P11"><text:span text:style-name="T14">render</text:span>() {</text:p>
      <text:p text:style-name="P11"><text:span text:style-name="T12">return</text:span> (</text:p>
      <text:p text:style-name="P11">&lt;<text:span text:style-name="T14">div</text:span>&gt;</text:p>
      <text:p text:style-name="P11">&lt;<text:span text:style-name="T14">button</text:span> <text:span text:style-name="T14">onClick</text:span>={<text:span text:style-name="T12">this</text:span>.<text:span text:style-name="T14">changeMessage</text:span>}&gt;<text:span text:style-name="T13">Update</text:span>&lt;/<text:span text:style-name="T14">button</text:span>&gt;</text:p>
      <text:p text:style-name="P11">&lt;<text:span text:style-name="T13">Dialog</text:span> <text:span text:style-name="T14">message</text:span>={<text:span text:style-name="T12">this</text:span>.<text:span text:style-name="T14">state</text:span>.<text:span text:style-name="T14">message</text:span>}/&gt;</text:p>
      <text:p text:style-name="P11">&lt;/<text:span text:style-name="T14">div</text:span>&gt;</text:p>
      <text:p text:style-name="P11"><text:soft-page-break/>);</text:p>
      <text:p text:style-name="P11">}</text:p>
      <text:p text:style-name="P11">};</text:p>
      <text:p text:style-name="P11"/>
      <text:p text:style-name="P4"/>
      <text:p text:style-name="P2"><text:a xlink:type="simple" xlink:href="http://192.168.0.253:8000/learn/front-end-libraries/react/optimize-re-renders-with-shouldcomponentupdate" text:style-name="Internet_20_link" text:visited-style-name="Visited_20_Internet_20_Link"><text:span text:style-name="T1">Optimize Re-Renders with shouldComponentUpdate</text:span></text:a></text:p>
      <text:p text:style-name="P2"><text:span text:style-name="T6">class</text:span><text:span text:style-name="T4"> </text:span><text:span text:style-name="T8">OnlyEvens</text:span><text:span text:style-name="T4"> </text:span><text:span text:style-name="T6">extends</text:span><text:span text:style-name="T4"> </text:span><text:span text:style-name="T8">React</text:span><text:span text:style-name="T4">.</text:span><text:span text:style-name="T8">Component</text:span><text:span text:style-name="T4"> {</text:span>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1">}</text:p>
      <text:p text:style-name="P11"><text:span text:style-name="T14">shouldComponentUpdate</text:span>(<text:span text:style-name="T14">nextProps</text:span>, <text:span text:style-name="T14">nextState</text:span>) {</text:p>
      <text:p text:style-name="P11"><text:span text:style-name="T14">console</text:span>.<text:span text:style-name="T14">log</text:span>(<text:span text:style-name="T15">'Should I update?'</text:span>);</text:p>
      <text:p text:style-name="P14">// change code below this line</text:p>
      <text:p text:style-name="P11"><text:span text:style-name="T12">return</text:span> <text:span text:style-name="T14">nextProps</text:span>.<text:span text:style-name="T14">value</text:span> % <text:span text:style-name="T17">2</text:span> == <text:span text:style-name="T17">0</text:span>;</text:p>
      <text:p text:style-name="P14">// change code above this line</text:p>
      <text:p text:style-name="P11">}</text:p>
      <text:p text:style-name="P11"><text:span text:style-name="T14">componentWillReceiveProps</text:span>(<text:span text:style-name="T14">nextProps</text:span>) {</text:p>
      <text:p text:style-name="P11"><text:span text:style-name="T14">console</text:span>.<text:span text:style-name="T14">log</text:span>(<text:span text:style-name="T15">'Receiving new props...'</text:span>);</text:p>
      <text:p text:style-name="P11">}</text:p>
      <text:p text:style-name="P11"><text:span text:style-name="T14">componentDidUpdate</text:span>() {</text:p>
      <text:p text:style-name="P11"><text:span text:style-name="T14">console</text:span>.<text:span text:style-name="T14">log</text:span>(<text:span text:style-name="T15">'Component re-rendered.'</text:span>);</text:p>
      <text:p text:style-name="P11">}</text:p>
      <text:p text:style-name="P11"><text:span text:style-name="T14">render</text:span>() {</text:p>
      <text:p text:style-name="P11"><text:span text:style-name="T12">return</text:span> &lt;<text:span text:style-name="T14">h1</text:span>&gt;{<text:span text:style-name="T12">this</text:span>.<text:span text:style-name="T14">props</text:span>.<text:span text:style-name="T14">value</text:span>}&lt;/<text:span text:style-name="T14">h1</text:span>&gt;</text:p>
      <text:p text:style-name="P11">}</text:p>
      <text:p text:style-name="P11">};</text:p>
      <text:p text:style-name="P13"/>
      <text:p text:style-name="P11"><text:span text:style-name="T12">class</text:span> <text:span text:style-name="T13">Controller</text:span> <text:span text:style-name="T12">extends</text:span> <text:span text:style-name="T13">React</text:span>.<text:span text:style-name="T13">Component</text:span> {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1"><text:span text:style-name="T12">this</text:span>.<text:span text:style-name="T14">state</text:span> = {</text:p>
      <text:p text:style-name="P11"><text:span text:style-name="T14">value</text:span>: <text:span text:style-name="T17">0</text:span></text:p>
      <text:p text:style-name="P11">};</text:p>
      <text:p text:style-name="P11"><text:span text:style-name="T12">this</text:span>.<text:span text:style-name="T14">addValue</text:span> = <text:span text:style-name="T12">this</text:span>.<text:span text:style-name="T14">addValue</text:span>.<text:span text:style-name="T14">bind</text:span>(<text:span text:style-name="T12">this</text:span>);</text:p>
      <text:p text:style-name="P11">}</text:p>
      <text:p text:style-name="P11"><text:span text:style-name="T14">addValue</text:span>() {</text:p>
      <text:p text:style-name="P11"><text:span text:style-name="T12">this</text:span>.<text:span text:style-name="T14">setState</text:span>({</text:p>
      <text:p text:style-name="P11"><text:span text:style-name="T14">value</text:span>: <text:span text:style-name="T12">this</text:span>.<text:span text:style-name="T14">state</text:span>.<text:span text:style-name="T14">value</text:span> + <text:span text:style-name="T17">1</text:span></text:p>
      <text:p text:style-name="P11">});</text:p>
      <text:p text:style-name="P11">}</text:p>
      <text:p text:style-name="P11"><text:span text:style-name="T14">render</text:span>() {</text:p>
      <text:p text:style-name="P11"><text:span text:style-name="T12">return</text:span> (</text:p>
      <text:p text:style-name="P11">&lt;<text:span text:style-name="T14">div</text:span>&gt;</text:p>
      <text:p text:style-name="P11">&lt;<text:span text:style-name="T14">button</text:span> <text:span text:style-name="T14">onClick</text:span>={<text:span text:style-name="T12">this</text:span>.<text:span text:style-name="T14">addValue</text:span>}&gt;<text:span text:style-name="T13">Add</text:span>&lt;/<text:span text:style-name="T14">button</text:span>&gt;</text:p>
      <text:p text:style-name="P11">&lt;<text:span text:style-name="T13">OnlyEvens</text:span> <text:span text:style-name="T14">value</text:span>={<text:span text:style-name="T12">this</text:span>.<text:span text:style-name="T14">state</text:span>.<text:span text:style-name="T14">value</text:span>}/&gt;</text:p>
      <text:p text:style-name="P11">&lt;/<text:span text:style-name="T14">div</text:span>&gt;</text:p>
      <text:p text:style-name="P11">);</text:p>
      <text:p text:style-name="P11"><text:soft-page-break/>}</text:p>
      <text:p text:style-name="P11">};</text:p>
      <text:p text:style-name="P11"/>
      <text:p text:style-name="P3"/>
      <text:p text:style-name="P2"><text:a xlink:type="simple" xlink:href="http://192.168.0.253:8000/learn/front-end-libraries/react/introducing-inline-styles" text:style-name="Internet_20_link" text:visited-style-name="Visited_20_Internet_20_Link"><text:span text:style-name="T2">Introducing Inline Styles</text:span></text:a><text:span text:style-name="T1"> </text:span></text:p>
      <text:p text:style-name="P2"><text:span text:style-name="T5">class</text:span><text:span text:style-name="T3"> </text:span><text:span text:style-name="T7">Colorful</text:span><text:span text:style-name="T3"> </text:span><text:span text:style-name="T5">extends</text:span><text:span text:style-name="T3"> </text:span><text:span text:style-name="T7">React</text:span><text:span text:style-name="T3">.</text:span><text:span text:style-name="T7">Component</text:span><text:span text:style-name="T3"> {</text:span></text:p>
      <text:p text:style-name="P11"><text:span text:style-name="T14">render</text:span>() {</text:p>
      <text:p text:style-name="P11"><text:span text:style-name="T12">return</text:span> (</text:p>
      <text:p text:style-name="P11">&lt;<text:span text:style-name="T14">div</text:span> <text:span text:style-name="T14">style</text:span>={{<text:span text:style-name="T14">color</text:span>:<text:span text:style-name="T15">'red'</text:span>, <text:span text:style-name="T14">fontSize</text:span>:<text:span text:style-name="T17">72</text:span>}}&gt;<text:span text:style-name="T13">Big</text:span> <text:span text:style-name="T13">Red</text:span>&lt;/<text:span text:style-name="T14">div</text:span>&gt;</text:p>
      <text:p text:style-name="P11">);</text:p>
      <text:p text:style-name="P11">}</text:p>
      <text:p text:style-name="P11">};</text:p>
      <text:p text:style-name="P11"/>
      <text:p text:style-name="P4"/>
      <text:p text:style-name="P2"><text:a xlink:type="simple" xlink:href="http://192.168.0.253:8000/learn/front-end-libraries/react/add-inline-styles-in-react" text:style-name="Internet_20_link" text:visited-style-name="Visited_20_Internet_20_Link"><text:span text:style-name="T1">Add Inline Styles in React</text:span></text:a></text:p>
      <text:p text:style-name="P2"><text:span text:style-name="T5">const</text:span><text:span text:style-name="T3"> </text:span><text:span text:style-name="T9">styles</text:span><text:span text:style-name="T3"> = {</text:span><text:span text:style-name="T9">color</text:span><text:span text:style-name="T3">:</text:span><text:span text:style-name="T10">"purple"</text:span><text:span text:style-name="T3">,</text:span><text:span text:style-name="T9">fontSize</text:span><text:span text:style-name="T3">:</text:span><text:span text:style-name="T11">40</text:span><text:span text:style-name="T3">,</text:span><text:span text:style-name="T9">border</text:span><text:span text:style-name="T3">:</text:span><text:span text:style-name="T10">'2px solid purple'</text:span><text:span text:style-name="T3">}</text:span></text:p>
      <text:p text:style-name="P14">// change code above this line</text:p>
      <text:p text:style-name="P11"><text:span text:style-name="T12">class</text:span> <text:span text:style-name="T13">Colorful</text:span> <text:span text:style-name="T12">extends</text:span> <text:span text:style-name="T13">React</text:span>.<text:span text:style-name="T13">Component</text:span> {</text:p>
      <text:p text:style-name="P11"><text:span text:style-name="T14">render</text:span>() {</text:p>
      <text:p text:style-name="P14">// change code below this line</text:p>
      <text:p text:style-name="P11"><text:span text:style-name="T12">return</text:span> (</text:p>
      <text:p text:style-name="P11">&lt;<text:span text:style-name="T14">div</text:span> <text:span text:style-name="T14">style</text:span>={<text:span text:style-name="T14">styles</text:span>}&gt;<text:span text:style-name="T13">Style</text:span> <text:span text:style-name="T13">Me</text:span>!&lt;/<text:span text:style-name="T14">div</text:span>&gt;</text:p>
      <text:p text:style-name="P11">);</text:p>
      <text:p text:style-name="P14">// change code above this line</text:p>
      <text:p text:style-name="P11">}</text:p>
      <text:p text:style-name="P11">};</text:p>
      <text:p text:style-name="P11"/>
      <text:p text:style-name="P4"/>
      <text:p text:style-name="P2"><text:a xlink:type="simple" xlink:href="http://192.168.0.253:8000/learn/front-end-libraries/react/use-advanced-javascript-in-react-render-method" text:style-name="Internet_20_link" text:visited-style-name="Visited_20_Internet_20_Link"><text:span text:style-name="T1">Use Advanced JavaScript in React Render Method</text:span></text:a></text:p>
      <text:p text:style-name="P2"><text:span text:style-name="T5">const</text:span><text:span text:style-name="T3"> </text:span><text:span text:style-name="T9">inputStyle</text:span><text:span text:style-name="T3"> = {</text:span></text:p>
      <text:p text:style-name="P11"><text:span text:style-name="T14">width</text:span>: <text:span text:style-name="T17">235</text:span>,</text:p>
      <text:p text:style-name="P11"><text:span text:style-name="T14">margin</text:span>: <text:span text:style-name="T17">5</text:span></text:p>
      <text:p text:style-name="P11">}</text:p>
      <text:p text:style-name="P13"/>
      <text:p text:style-name="P11"><text:span text:style-name="T12">class</text:span> <text:span text:style-name="T13">MagicEightBall</text:span> <text:span text:style-name="T12">extends</text:span> <text:span text:style-name="T13">React</text:span>.<text:span text:style-name="T13">Component</text:span> {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1"><text:span text:style-name="T12">this</text:span>.<text:span text:style-name="T14">state</text:span> = {</text:p>
      <text:p text:style-name="P11"><text:span text:style-name="T14">userInput</text:span>: <text:span text:style-name="T15">''</text:span>,</text:p>
      <text:p text:style-name="P11"><text:span text:style-name="T14">randomIndex</text:span>: <text:span text:style-name="T15">''</text:span></text:p>
      <text:p text:style-name="P11">}</text:p>
      <text:p text:style-name="P11"><text:span text:style-name="T12">this</text:span>.<text:span text:style-name="T14">ask</text:span> = <text:span text:style-name="T12">this</text:span>.<text:span text:style-name="T14">ask</text:span>.<text:span text:style-name="T14">bind</text:span>(<text:span text:style-name="T12">this</text:span>);</text:p>
      <text:p text:style-name="P11"><text:span text:style-name="T12">this</text:span>.<text:span text:style-name="T14">handleChange</text:span> = <text:span text:style-name="T12">this</text:span>.<text:span text:style-name="T14">handleChange</text:span>.<text:span text:style-name="T14">bind</text:span>(<text:span text:style-name="T12">this</text:span>);</text:p>
      <text:p text:style-name="P11">}</text:p>
      <text:p text:style-name="P11"><text:span text:style-name="T14">ask</text:span>() {</text:p>
      <text:p text:style-name="P11"><text:span text:style-name="T12">if</text:span> (<text:span text:style-name="T12">this</text:span>.<text:span text:style-name="T14">state</text:span>.<text:span text:style-name="T14">userInput</text:span>) {</text:p>
      <text:p text:style-name="P11"><text:span text:style-name="T12">this</text:span>.<text:span text:style-name="T14">setState</text:span>({</text:p>
      <text:p text:style-name="P11"><text:soft-page-break/><text:span text:style-name="T14">randomIndex</text:span>: <text:span text:style-name="T13">Math</text:span>.<text:span text:style-name="T14">floor</text:span>(<text:span text:style-name="T13">Math</text:span>.<text:span text:style-name="T14">random</text:span>() * <text:span text:style-name="T17">20</text:span>),</text:p>
      <text:p text:style-name="P11"><text:span text:style-name="T14">userInput</text:span>: <text:span text:style-name="T15">''</text:span></text:p>
      <text:p text:style-name="P11">});</text:p>
      <text:p text:style-name="P11">}</text:p>
      <text:p text:style-name="P11">}</text:p>
      <text:p text:style-name="P11"><text:span text:style-name="T14">handleChange</text:span>(<text:span text:style-name="T14">event</text:span>) {</text:p>
      <text:p text:style-name="P11"><text:span text:style-name="T12">this</text:span>.<text:span text:style-name="T14">setState</text:span>({</text:p>
      <text:p text:style-name="P11"><text:span text:style-name="T14">userInput</text:span>: <text:span text:style-name="T14">event</text:span>.<text:span text:style-name="T14">target</text:span>.<text:span text:style-name="T14">value</text:span></text:p>
      <text:p text:style-name="P11">});</text:p>
      <text:p text:style-name="P11">}</text:p>
      <text:p text:style-name="P11"><text:span text:style-name="T14">render</text:span>() {</text:p>
      <text:p text:style-name="P11"><text:span text:style-name="T12">const</text:span> <text:span text:style-name="T14">possibleAnswers</text:span> = [</text:p>
      <text:p text:style-name="P11"><text:span text:style-name="T15">'It is certain'</text:span>,</text:p>
      <text:p text:style-name="P11"><text:span text:style-name="T15">'It is decidedly so'</text:span>,</text:p>
      <text:p text:style-name="P11"><text:span text:style-name="T15">'Without a doubt'</text:span>,</text:p>
      <text:p text:style-name="P11"><text:span text:style-name="T15">'Yes, definitely'</text:span>,</text:p>
      <text:p text:style-name="P11"><text:span text:style-name="T15">'You may rely on it'</text:span>,</text:p>
      <text:p text:style-name="P11"><text:span text:style-name="T15">'As I see it, yes'</text:span>,</text:p>
      <text:p text:style-name="P11"><text:span text:style-name="T15">'Outlook good'</text:span>,</text:p>
      <text:p text:style-name="P11"><text:span text:style-name="T15">'Yes'</text:span>,</text:p>
      <text:p text:style-name="P11"><text:span text:style-name="T15">'Signs point to yes'</text:span>,</text:p>
      <text:p text:style-name="P11"><text:span text:style-name="T15">'Reply hazy try again'</text:span>,</text:p>
      <text:p text:style-name="P11"><text:span text:style-name="T15">'Ask again later'</text:span>,</text:p>
      <text:p text:style-name="P11"><text:span text:style-name="T15">'Better not tell you now'</text:span>,</text:p>
      <text:p text:style-name="P11"><text:span text:style-name="T15">'Cannot predict now'</text:span>,</text:p>
      <text:p text:style-name="P11"><text:span text:style-name="T15">'Concentrate and ask again'</text:span>,</text:p>
      <text:p text:style-name="P11"><text:span text:style-name="T15">'Don\'t count on it'</text:span>,</text:p>
      <text:p text:style-name="P11"><text:span text:style-name="T15">'My reply is no'</text:span>,</text:p>
      <text:p text:style-name="P11"><text:span text:style-name="T15">'My sources say no'</text:span>,</text:p>
      <text:p text:style-name="P11"><text:span text:style-name="T15">'Most likely'</text:span>,</text:p>
      <text:p text:style-name="P11"><text:span text:style-name="T15">'Outlook not so good'</text:span>,</text:p>
      <text:p text:style-name="P15">'Very doubtful'</text:p>
      <text:p text:style-name="P11">];</text:p>
      <text:p text:style-name="P11"><text:span text:style-name="T12">const</text:span> <text:span text:style-name="T14">answer</text:span> = <text:span text:style-name="T14">possibleAnswers</text:span>[<text:span text:style-name="T12">this</text:span>.<text:span text:style-name="T14">state</text:span>.<text:span text:style-name="T14">randomIndex</text:span>] <text:span text:style-name="T16">// &lt;&lt; change code here</text:span></text:p>
      <text:p text:style-name="P11"><text:span text:style-name="T12">return</text:span> (</text:p>
      <text:p text:style-name="P11">&lt;<text:span text:style-name="T14">div</text:span>&gt;</text:p>
      <text:p text:style-name="P11">&lt;<text:span text:style-name="T14">input</text:span></text:p>
      <text:p text:style-name="P11"><text:span text:style-name="T14">type</text:span>=<text:span text:style-name="T15">"text"</text:span></text:p>
      <text:p text:style-name="P11"><text:span text:style-name="T14">value</text:span>={<text:span text:style-name="T12">this</text:span>.<text:span text:style-name="T14">state</text:span>.<text:span text:style-name="T14">userInput</text:span>}</text:p>
      <text:p text:style-name="P11"><text:span text:style-name="T14">onChange</text:span>={<text:span text:style-name="T12">this</text:span>.<text:span text:style-name="T14">handleChange</text:span>}</text:p>
      <text:p text:style-name="P11"><text:span text:style-name="T14">style</text:span>={<text:span text:style-name="T14">inputStyle</text:span>} /&gt;&lt;<text:span text:style-name="T14">br</text:span> /&gt;</text:p>
      <text:p text:style-name="P11">&lt;<text:span text:style-name="T14">button</text:span> <text:span text:style-name="T14">onClick</text:span>={<text:span text:style-name="T12">this</text:span>.<text:span text:style-name="T14">ask</text:span>}&gt;</text:p>
      <text:p text:style-name="P11"><text:span text:style-name="T13">Ask</text:span> <text:span text:style-name="T14">the</text:span> <text:span text:style-name="T13">Magic</text:span> <text:span text:style-name="T13">Eight</text:span> <text:span text:style-name="T13">Ball</text:span>!</text:p>
      <text:p text:style-name="P11">&lt;/<text:span text:style-name="T14">button</text:span>&gt;&lt;<text:span text:style-name="T14">br</text:span> /&gt;</text:p>
      <text:p text:style-name="P11">&lt;<text:span text:style-name="T14">h3</text:span>&gt;<text:span text:style-name="T13">Answer</text:span>:&lt;/<text:span text:style-name="T14">h3</text:span>&gt;</text:p>
      <text:p text:style-name="P11">&lt;<text:span text:style-name="T14">p</text:span>&gt;</text:p>
      <text:p text:style-name="P11">{ <text:span text:style-name="T16">/* change code below this line */</text:span> }</text:p>
      <text:p text:style-name="P11"><text:soft-page-break/>{<text:span text:style-name="T14">answer</text:span>}</text:p>
      <text:p text:style-name="P11">{ <text:span text:style-name="T16">/* change code above this line */</text:span> }</text:p>
      <text:p text:style-name="P11">&lt;/<text:span text:style-name="T14">p</text:span>&gt;</text:p>
      <text:p text:style-name="P11">&lt;/<text:span text:style-name="T14">div</text:span>&gt;</text:p>
      <text:p text:style-name="P11">);</text:p>
      <text:p text:style-name="P11">}</text:p>
      <text:p text:style-name="P11">};</text:p>
      <text:p text:style-name="P11"/>
      <text:p text:style-name="P4"/>
      <text:p text:style-name="P2"><text:a xlink:type="simple" xlink:href="http://192.168.0.253:8000/learn/front-end-libraries/react/render-with-an-if-else-condition" text:style-name="Internet_20_link" text:visited-style-name="Visited_20_Internet_20_Link"><text:span text:style-name="T1">Render with an If-Else Condition</text:span></text:a></text:p>
      <text:p text:style-name="P2"><text:span text:style-name="T5">class</text:span><text:span text:style-name="T3"> </text:span><text:span text:style-name="T7">MyComponent</text:span><text:span text:style-name="T3"> </text:span><text:span text:style-name="T5">extends</text:span><text:span text:style-name="T3"> </text:span><text:span text:style-name="T7">React</text:span><text:span text:style-name="T3">.</text:span><text:span text:style-name="T7">Component</text:span><text:span text:style-name="T3"> {</text:span>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1"><text:span text:style-name="T12">this</text:span>.<text:span text:style-name="T14">state</text:span> = {</text:p>
      <text:p text:style-name="P11"><text:span text:style-name="T14">display</text:span>: <text:span text:style-name="T12">true</text:span></text:p>
      <text:p text:style-name="P11">}</text:p>
      <text:p text:style-name="P11"><text:span text:style-name="T12">this</text:span>.<text:span text:style-name="T14">toggleDisplay</text:span> = <text:span text:style-name="T12">this</text:span>.<text:span text:style-name="T14">toggleDisplay</text:span>.<text:span text:style-name="T14">bind</text:span>(<text:span text:style-name="T12">this</text:span>);</text:p>
      <text:p text:style-name="P11">}</text:p>
      <text:p text:style-name="P11"><text:span text:style-name="T14">toggleDisplay</text:span>() {</text:p>
      <text:p text:style-name="P11"><text:span text:style-name="T12">this</text:span>.<text:span text:style-name="T14">setState</text:span>({</text:p>
      <text:p text:style-name="P11"><text:span text:style-name="T14">display</text:span>: !<text:span text:style-name="T12">this</text:span>.<text:span text:style-name="T14">state</text:span>.<text:span text:style-name="T14">display</text:span></text:p>
      <text:p text:style-name="P11">});</text:p>
      <text:p text:style-name="P11">}</text:p>
      <text:p text:style-name="P11"><text:span text:style-name="T14">render</text:span>() {</text:p>
      <text:p text:style-name="P14">// change code below this line</text:p>
      <text:p text:style-name="P11"><text:span text:style-name="T12">if</text:span>(!<text:span text:style-name="T12">this</text:span>.<text:span text:style-name="T14">state</text:span>.<text:span text:style-name="T14">display</text:span>){</text:p>
      <text:p text:style-name="P11"><text:span text:style-name="T12">return</text:span>(</text:p>
      <text:p text:style-name="P11">&lt;<text:span text:style-name="T14">div</text:span>&gt;</text:p>
      <text:p text:style-name="P11">&lt;<text:span text:style-name="T14">button</text:span> <text:span text:style-name="T14">onClick</text:span>={<text:span text:style-name="T12">this</text:span>.<text:span text:style-name="T14">toggleDisplay</text:span>}&gt;<text:span text:style-name="T13">Toggle</text:span> <text:span text:style-name="T13">Display</text:span>&lt;/<text:span text:style-name="T14">button</text:span>&gt; </text:p>
      <text:p text:style-name="P11">&lt;/<text:span text:style-name="T14">div</text:span>&gt;</text:p>
      <text:p text:style-name="P11">)}<text:span text:style-name="T12">else</text:span>{</text:p>
      <text:p text:style-name="P13"/>
      <text:p text:style-name="P11"><text:span text:style-name="T12">return</text:span> (</text:p>
      <text:p text:style-name="P11">&lt;<text:span text:style-name="T14">div</text:span>&gt;</text:p>
      <text:p text:style-name="P11">&lt;<text:span text:style-name="T14">button</text:span> <text:span text:style-name="T14">onClick</text:span>={<text:span text:style-name="T12">this</text:span>.<text:span text:style-name="T14">toggleDisplay</text:span>}&gt;<text:span text:style-name="T13">Toggle</text:span> <text:span text:style-name="T13">Display</text:span>&lt;/<text:span text:style-name="T14">button</text:span>&gt;</text:p>
      <text:p text:style-name="P11">&lt;<text:span text:style-name="T14">h1</text:span>&gt;<text:span text:style-name="T13">Displayed</text:span>!&lt;/<text:span text:style-name="T14">h1</text:span>&gt;</text:p>
      <text:p text:style-name="P11">&lt;/<text:span text:style-name="T14">div</text:span>&gt;</text:p>
      <text:p text:style-name="P11">);</text:p>
      <text:p text:style-name="P11">}</text:p>
      <text:p text:style-name="P11">}</text:p>
      <text:p text:style-name="P11">};</text:p>
      <text:p text:style-name="P11"/>
      <text:p text:style-name="P4"/>
      <text:p text:style-name="P2"><text:a xlink:type="simple" xlink:href="http://192.168.0.253:8000/learn/front-end-libraries/react/use--for-a-more-concise-conditional" text:style-name="Internet_20_link" text:visited-style-name="Visited_20_Internet_20_Link"><text:span text:style-name="T1">Use &amp;&amp; for a More Concise Conditional</text:span></text:a></text:p>
      <text:p text:style-name="P2"><text:span text:style-name="T6">class</text:span><text:span text:style-name="T4"> </text:span><text:span text:style-name="T8">MyComponent</text:span><text:span text:style-name="T4"> </text:span><text:span text:style-name="T6">extends</text:span><text:span text:style-name="T4"> </text:span><text:span text:style-name="T8">React</text:span><text:span text:style-name="T4">.</text:span><text:span text:style-name="T8">Component</text:span><text:span text:style-name="T4"> {</text:span>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1"><text:soft-page-break/><text:span text:style-name="T12">this</text:span>.<text:span text:style-name="T14">state</text:span> = {</text:p>
      <text:p text:style-name="P11"><text:span text:style-name="T14">display</text:span>: <text:span text:style-name="T12">true</text:span></text:p>
      <text:p text:style-name="P11">}</text:p>
      <text:p text:style-name="P11"><text:span text:style-name="T12">this</text:span>.<text:span text:style-name="T14">toggleDisplay</text:span> = <text:span text:style-name="T12">this</text:span>.<text:span text:style-name="T14">toggleDisplay</text:span>.<text:span text:style-name="T14">bind</text:span>(<text:span text:style-name="T12">this</text:span>);</text:p>
      <text:p text:style-name="P11">}</text:p>
      <text:p text:style-name="P11"><text:span text:style-name="T14">toggleDisplay</text:span>() {</text:p>
      <text:p text:style-name="P11"><text:span text:style-name="T12">this</text:span>.<text:span text:style-name="T14">setState</text:span>({</text:p>
      <text:p text:style-name="P11"><text:span text:style-name="T14">display</text:span>: !<text:span text:style-name="T12">this</text:span>.<text:span text:style-name="T14">state</text:span>.<text:span text:style-name="T14">display</text:span></text:p>
      <text:p text:style-name="P11">});</text:p>
      <text:p text:style-name="P11">}</text:p>
      <text:p text:style-name="P11"><text:span text:style-name="T14">render</text:span>() {</text:p>
      <text:p text:style-name="P14">// change code below this line</text:p>
      <text:p text:style-name="P11"><text:span text:style-name="T12">return</text:span> (</text:p>
      <text:p text:style-name="P11">&lt;<text:span text:style-name="T14">div</text:span>&gt;</text:p>
      <text:p text:style-name="P11">&lt;<text:span text:style-name="T14">button</text:span> <text:span text:style-name="T14">onClick</text:span>={<text:span text:style-name="T12">this</text:span>.<text:span text:style-name="T14">toggleDisplay</text:span>}&gt;<text:span text:style-name="T13">Toggle</text:span> <text:span text:style-name="T13">Display</text:span>&lt;/<text:span text:style-name="T14">button</text:span>&gt;</text:p>
      <text:p text:style-name="P11">{<text:span text:style-name="T12">this</text:span>.<text:span text:style-name="T14">state</text:span>.<text:span text:style-name="T14">display</text:span> &amp;&amp; &lt;<text:span text:style-name="T14">h1</text:span>&gt;<text:span text:style-name="T13">Displayed</text:span>!&lt;/<text:span text:style-name="T14">h1</text:span>&gt;}</text:p>
      <text:p text:style-name="P11">&lt;/<text:span text:style-name="T14">div</text:span>&gt;</text:p>
      <text:p text:style-name="P11">);</text:p>
      <text:p text:style-name="P11">}</text:p>
      <text:p text:style-name="P11">};</text:p>
      <text:p text:style-name="P11"/>
      <text:p text:style-name="P3"/>
      <text:p text:style-name="P2"><text:a xlink:type="simple" xlink:href="http://192.168.0.253:8000/learn/front-end-libraries/react/use-a-ternary-expression-for-conditional-rendering" text:style-name="Internet_20_link" text:visited-style-name="Visited_20_Internet_20_Link"><text:span text:style-name="T2">Use a Ternary Expression for Conditional Rendering</text:span></text:a><text:span text:style-name="T1"> </text:span></text:p>
      <text:p text:style-name="P2"><text:span text:style-name="T5">const</text:span><text:span text:style-name="T3"> </text:span><text:span text:style-name="T9">inputStyle</text:span><text:span text:style-name="T3"> = {</text:span></text:p>
      <text:p text:style-name="P11"><text:span text:style-name="T14">width</text:span>: <text:span text:style-name="T17">235</text:span>,</text:p>
      <text:p text:style-name="P11"><text:span text:style-name="T14">margin</text:span>: <text:span text:style-name="T17">5</text:span></text:p>
      <text:p text:style-name="P11">}</text:p>
      <text:p text:style-name="P13"/>
      <text:p text:style-name="P11"><text:span text:style-name="T12">class</text:span> <text:span text:style-name="T13">CheckUserAge</text:span> <text:span text:style-name="T12">extends</text:span> <text:span text:style-name="T13">React</text:span>.<text:span text:style-name="T13">Component</text:span> {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4">// change code below this line</text:p>
      <text:p text:style-name="P11"><text:span text:style-name="T12">this</text:span>.<text:span text:style-name="T14">state</text:span>={<text:span text:style-name="T14">userAge</text:span>:<text:span text:style-name="T15">''</text:span>,<text:span text:style-name="T14">input</text:span>:<text:span text:style-name="T15">''</text:span>}</text:p>
      <text:p text:style-name="P14">// change code above this line</text:p>
      <text:p text:style-name="P11"><text:span text:style-name="T12">this</text:span>.<text:span text:style-name="T14">submit</text:span> = <text:span text:style-name="T12">this</text:span>.<text:span text:style-name="T14">submit</text:span>.<text:span text:style-name="T14">bind</text:span>(<text:span text:style-name="T12">this</text:span>);</text:p>
      <text:p text:style-name="P11"><text:span text:style-name="T12">this</text:span>.<text:span text:style-name="T14">handleChange</text:span> = <text:span text:style-name="T12">this</text:span>.<text:span text:style-name="T14">handleChange</text:span>.<text:span text:style-name="T14">bind</text:span>(<text:span text:style-name="T12">this</text:span>);</text:p>
      <text:p text:style-name="P11">}</text:p>
      <text:p text:style-name="P11"><text:span text:style-name="T14">handleChange</text:span>(<text:span text:style-name="T14">e</text:span>) {</text:p>
      <text:p text:style-name="P11"><text:span text:style-name="T12">this</text:span>.<text:span text:style-name="T14">setState</text:span>({</text:p>
      <text:p text:style-name="P11"><text:span text:style-name="T14">input</text:span>: <text:span text:style-name="T14">e</text:span>.<text:span text:style-name="T14">target</text:span>.<text:span text:style-name="T14">value</text:span>,</text:p>
      <text:p text:style-name="P11"><text:span text:style-name="T14">userAge</text:span>: <text:span text:style-name="T15">''</text:span></text:p>
      <text:p text:style-name="P11">});</text:p>
      <text:p text:style-name="P11">}</text:p>
      <text:p text:style-name="P11"><text:span text:style-name="T14">submit</text:span>() {</text:p>
      <text:p text:style-name="P11"><text:span text:style-name="T12">this</text:span>.<text:span text:style-name="T14">setState</text:span>({</text:p>
      <text:p text:style-name="P11"><text:span text:style-name="T14">userAge</text:span>: <text:span text:style-name="T12">this</text:span>.<text:span text:style-name="T14">state</text:span>.<text:span text:style-name="T14">input</text:span></text:p>
      <text:p text:style-name="P11">});</text:p>
      <text:p text:style-name="P11"><text:soft-page-break/>}</text:p>
      <text:p text:style-name="P11"><text:span text:style-name="T14">render</text:span>() {</text:p>
      <text:p text:style-name="P11"><text:span text:style-name="T12">const</text:span> <text:span text:style-name="T14">buttonOne</text:span> = &lt;<text:span text:style-name="T14">button</text:span> <text:span text:style-name="T14">onClick</text:span>={<text:span text:style-name="T12">this</text:span>.<text:span text:style-name="T14">submit</text:span>}&gt;<text:span text:style-name="T13">Submit</text:span>&lt;/<text:span text:style-name="T14">button</text:span>&gt;;</text:p>
      <text:p text:style-name="P11"><text:span text:style-name="T12">const</text:span> <text:span text:style-name="T14">buttonTwo</text:span> = &lt;<text:span text:style-name="T14">button</text:span>&gt;<text:span text:style-name="T13">You</text:span> <text:span text:style-name="T13">May</text:span> <text:span text:style-name="T13">Enter</text:span>&lt;/<text:span text:style-name="T14">button</text:span>&gt;;</text:p>
      <text:p text:style-name="P11"><text:span text:style-name="T12">const</text:span> <text:span text:style-name="T14">buttonThree</text:span> = &lt;<text:span text:style-name="T14">button</text:span>&gt;<text:span text:style-name="T13">You</text:span> <text:span text:style-name="T13">Shall</text:span> <text:span text:style-name="T13">Not</text:span> <text:span text:style-name="T13">Pass</text:span>&lt;/<text:span text:style-name="T14">button</text:span>&gt;;</text:p>
      <text:p text:style-name="P11"><text:span text:style-name="T12">return</text:span> (</text:p>
      <text:p text:style-name="P11">&lt;<text:span text:style-name="T14">div</text:span>&gt;</text:p>
      <text:p text:style-name="P11">&lt;<text:span text:style-name="T14">h3</text:span>&gt;<text:span text:style-name="T13">Enter</text:span> <text:span text:style-name="T13">Your</text:span> <text:span text:style-name="T13">Age</text:span> <text:span text:style-name="T14">to</text:span> <text:span text:style-name="T13">Continue</text:span>&lt;/<text:span text:style-name="T14">h3</text:span>&gt;</text:p>
      <text:p text:style-name="P11">&lt;<text:span text:style-name="T14">input</text:span></text:p>
      <text:p text:style-name="P11"><text:span text:style-name="T14">style</text:span>={<text:span text:style-name="T14">inputStyle</text:span>}</text:p>
      <text:p text:style-name="P11"><text:span text:style-name="T14">type</text:span>=<text:span text:style-name="T15">"number"</text:span></text:p>
      <text:p text:style-name="P11"><text:span text:style-name="T14">value</text:span>={<text:span text:style-name="T12">this</text:span>.<text:span text:style-name="T14">state</text:span>.<text:span text:style-name="T14">input</text:span>}</text:p>
      <text:p text:style-name="P11"><text:span text:style-name="T14">onChange</text:span>={<text:span text:style-name="T12">this</text:span>.<text:span text:style-name="T14">handleChange</text:span>} /&gt;&lt;<text:span text:style-name="T14">br</text:span> /&gt;</text:p>
      <text:p text:style-name="P11">{<text:span text:style-name="T12">this</text:span>.<text:span text:style-name="T14">state</text:span>.<text:span text:style-name="T14">userAge</text:span>===<text:span text:style-name="T15">''</text:span>?<text:span text:style-name="T14">buttonOne</text:span>:</text:p>
      <text:p text:style-name="P11"><text:span text:style-name="T12">this</text:span>.<text:span text:style-name="T14">state</text:span>.<text:span text:style-name="T14">userAge</text:span>&lt;<text:span text:style-name="T17">18</text:span>?<text:span text:style-name="T14">buttonThree</text:span>:<text:span text:style-name="T14">buttonTwo</text:span></text:p>
      <text:p text:style-name="P11">}</text:p>
      <text:p text:style-name="P11">&lt;<text:span text:style-name="T14">buttonOne</text:span>&gt;&lt;/<text:span text:style-name="T14">buttonOne</text:span>&gt;</text:p>
      <text:p text:style-name="P11">&lt;/<text:span text:style-name="T14">div</text:span>&gt;</text:p>
      <text:p text:style-name="P11">);</text:p>
      <text:p text:style-name="P11">}</text:p>
      <text:p text:style-name="P11">};</text:p>
      <text:p text:style-name="P11"/>
      <text:p text:style-name="P4"/>
      <text:p text:style-name="P2"><text:a xlink:type="simple" xlink:href="http://192.168.0.253:8000/learn/front-end-libraries/react/render-conditionally-from-props" text:style-name="Internet_20_link" text:visited-style-name="Visited_20_Internet_20_Link"><text:span text:style-name="T1">Render Conditionally from Props</text:span></text:a></text:p>
      <text:p text:style-name="P2"><text:span text:style-name="T5">class</text:span><text:span text:style-name="T3"> </text:span><text:span text:style-name="T7">Results</text:span><text:span text:style-name="T3"> </text:span><text:span text:style-name="T5">extends</text:span><text:span text:style-name="T3"> </text:span><text:span text:style-name="T7">React</text:span><text:span text:style-name="T3">.</text:span><text:span text:style-name="T7">Component</text:span><text:span text:style-name="T3"> {</text:span>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1">}</text:p>
      <text:p text:style-name="P11"><text:span text:style-name="T14">render</text:span>() {</text:p>
      <text:p text:style-name="P11"><text:span text:style-name="T12">return</text:span> (</text:p>
      <text:p text:style-name="P11">&lt;<text:span text:style-name="T14">h1</text:span>&gt;</text:p>
      <text:p text:style-name="P11">{</text:p>
      <text:p text:style-name="P11"><text:span text:style-name="T12">this</text:span>.<text:span text:style-name="T14">props</text:span>.<text:span text:style-name="T14">fiftyFifty</text:span> ?<text:span text:style-name="T15">'You Win!'</text:span>:<text:span text:style-name="T15">'You Lose!'</text:span></text:p>
      <text:p text:style-name="P11">}</text:p>
      <text:p text:style-name="P11">&lt;/<text:span text:style-name="T14">h1</text:span>&gt;</text:p>
      <text:p text:style-name="P11">)</text:p>
      <text:p text:style-name="P11">};</text:p>
      <text:p text:style-name="P11">};</text:p>
      <text:p text:style-name="P13"/>
      <text:p text:style-name="P11"><text:span text:style-name="T12">class</text:span> <text:span text:style-name="T13">GameOfChance</text:span> <text:span text:style-name="T12">extends</text:span> <text:span text:style-name="T13">React</text:span>.<text:span text:style-name="T13">Component</text:span> {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1"><text:span text:style-name="T12">this</text:span>.<text:span text:style-name="T14">state</text:span> = {</text:p>
      <text:p text:style-name="P11"><text:span text:style-name="T14">counter</text:span>: <text:span text:style-name="T17">1</text:span></text:p>
      <text:p text:style-name="P11">}</text:p>
      <text:p text:style-name="P11"><text:span text:style-name="T12">this</text:span>.<text:span text:style-name="T14">handleClick</text:span> = <text:span text:style-name="T12">this</text:span>.<text:span text:style-name="T14">handleClick</text:span>.<text:span text:style-name="T14">bind</text:span>(<text:span text:style-name="T12">this</text:span>);</text:p>
      <text:p text:style-name="P11">}</text:p>
      <text:p text:style-name="P11"><text:soft-page-break/><text:span text:style-name="T14">handleClick</text:span>() {</text:p>
      <text:p text:style-name="P11"><text:span text:style-name="T12">this</text:span>.<text:span text:style-name="T14">setState</text:span>({</text:p>
      <text:p text:style-name="P11"><text:span text:style-name="T14">counter</text:span>: <text:span text:style-name="T12">this</text:span>.<text:span text:style-name="T14">state</text:span>.<text:span text:style-name="T14">counter</text:span>+<text:span text:style-name="T17">1</text:span> <text:span text:style-name="T16">// change code here</text:span></text:p>
      <text:p text:style-name="P11">});</text:p>
      <text:p text:style-name="P11">}</text:p>
      <text:p text:style-name="P11"><text:span text:style-name="T14">render</text:span>() {</text:p>
      <text:p text:style-name="P11"><text:span text:style-name="T12">let</text:span> <text:span text:style-name="T14">expression</text:span> = <text:span text:style-name="T13">Math</text:span>.<text:span text:style-name="T14">random</text:span>() &gt;= .<text:span text:style-name="T17">5</text:span>; <text:span text:style-name="T16">// change code here</text:span></text:p>
      <text:p text:style-name="P11"><text:span text:style-name="T12">return</text:span> (</text:p>
      <text:p text:style-name="P11">&lt;<text:span text:style-name="T14">div</text:span>&gt;</text:p>
      <text:p text:style-name="P11">&lt;<text:span text:style-name="T14">button</text:span> <text:span text:style-name="T14">onClick</text:span>={<text:span text:style-name="T12">this</text:span>.<text:span text:style-name="T14">handleClick</text:span>}&gt;<text:span text:style-name="T13">Play</text:span> <text:span text:style-name="T13">Again</text:span>&lt;/<text:span text:style-name="T14">button</text:span>&gt;</text:p>
      <text:p text:style-name="P11">{ <text:span text:style-name="T16">/* change code below this line */</text:span> }</text:p>
      <text:p text:style-name="P11">&lt;<text:span text:style-name="T13">Results</text:span> <text:span text:style-name="T14">fiftyFifty</text:span>={<text:span text:style-name="T14">expression</text:span>}/&gt;</text:p>
      <text:p text:style-name="P11">{ <text:span text:style-name="T16">/* change code above this line */</text:span> }</text:p>
      <text:p text:style-name="P11">&lt;<text:span text:style-name="T14">p</text:span>&gt;{<text:span text:style-name="T15">'Turn: '</text:span> + <text:span text:style-name="T12">this</text:span>.<text:span text:style-name="T14">state</text:span>.<text:span text:style-name="T14">counter</text:span>}&lt;/<text:span text:style-name="T14">p</text:span>&gt;</text:p>
      <text:p text:style-name="P11">&lt;/<text:span text:style-name="T14">div</text:span>&gt;</text:p>
      <text:p text:style-name="P11">);</text:p>
      <text:p text:style-name="P11">}</text:p>
      <text:p text:style-name="P11">};</text:p>
      <text:p text:style-name="P11"/>
      <text:p text:style-name="P4"/>
      <text:p text:style-name="P2"><text:a xlink:type="simple" xlink:href="http://192.168.0.253:8000/learn/front-end-libraries/react/change-inline-css-conditionally-based-on-component-state" text:style-name="Internet_20_link" text:visited-style-name="Visited_20_Internet_20_Link"><text:span text:style-name="T1">Change Inline CSS Conditionally Based on Component State</text:span></text:a></text:p>
      <text:p text:style-name="P2"><text:span text:style-name="T5">class</text:span><text:span text:style-name="T3"> </text:span><text:span text:style-name="T7">GateKeeper</text:span><text:span text:style-name="T3"> </text:span><text:span text:style-name="T5">extends</text:span><text:span text:style-name="T3"> </text:span><text:span text:style-name="T7">React</text:span><text:span text:style-name="T3">.</text:span><text:span text:style-name="T7">Component</text:span><text:span text:style-name="T3"> {</text:span>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1"><text:span text:style-name="T12">this</text:span>.<text:span text:style-name="T14">state</text:span> = {</text:p>
      <text:p text:style-name="P11"><text:span text:style-name="T14">input</text:span>: <text:span text:style-name="T15">''</text:span></text:p>
      <text:p text:style-name="P11">};</text:p>
      <text:p text:style-name="P11"><text:span text:style-name="T12">this</text:span>.<text:span text:style-name="T14">handleChange</text:span> = <text:span text:style-name="T12">this</text:span>.<text:span text:style-name="T14">handleChange</text:span>.<text:span text:style-name="T14">bind</text:span>(<text:span text:style-name="T12">this</text:span>);</text:p>
      <text:p text:style-name="P11">}</text:p>
      <text:p text:style-name="P11"><text:span text:style-name="T14">handleChange</text:span>(<text:span text:style-name="T14">event</text:span>) {</text:p>
      <text:p text:style-name="P11"><text:span text:style-name="T12">this</text:span>.<text:span text:style-name="T14">setState</text:span>({ <text:span text:style-name="T14">input</text:span>: <text:span text:style-name="T14">event</text:span>.<text:span text:style-name="T14">target</text:span>.<text:span text:style-name="T14">value</text:span> })</text:p>
      <text:p text:style-name="P11">}</text:p>
      <text:p text:style-name="P11"><text:span text:style-name="T14">render</text:span>() {</text:p>
      <text:p text:style-name="P11"><text:span text:style-name="T12">let</text:span> <text:span text:style-name="T14">inputStyle</text:span> = {</text:p>
      <text:p text:style-name="P11"><text:span text:style-name="T14">border</text:span>: <text:span text:style-name="T15">'1px solid black'</text:span></text:p>
      <text:p text:style-name="P11">};</text:p>
      <text:p text:style-name="P14">// change code below this line</text:p>
      <text:p text:style-name="P11"><text:span text:style-name="T12">if</text:span>(<text:span text:style-name="T12">this</text:span>.<text:span text:style-name="T14">state</text:span>.<text:span text:style-name="T14">input</text:span>.<text:span text:style-name="T14">length</text:span>&gt;<text:span text:style-name="T17">15</text:span>){</text:p>
      <text:p text:style-name="P11"><text:span text:style-name="T14">inputStyle</text:span>={</text:p>
      <text:p text:style-name="P11"><text:span text:style-name="T14">border</text:span>:<text:span text:style-name="T15">'3px solid red'</text:span></text:p>
      <text:p text:style-name="P11">}</text:p>
      <text:p text:style-name="P11">}</text:p>
      <text:p text:style-name="P14">// change code above this line</text:p>
      <text:p text:style-name="P11"><text:span text:style-name="T12">return</text:span> (</text:p>
      <text:p text:style-name="P11">&lt;<text:span text:style-name="T14">div</text:span>&gt;</text:p>
      <text:p text:style-name="P11">&lt;<text:span text:style-name="T14">h3</text:span>&gt;<text:span text:style-name="T13">Don</text:span><text:span text:style-name="T15">'t Type Too Much:&lt;/h3&gt;</text:span></text:p>
      <text:p text:style-name="P11">&lt;<text:span text:style-name="T14">input</text:span></text:p>
      <text:p text:style-name="P11"><text:soft-page-break/><text:span text:style-name="T14">type</text:span>=<text:span text:style-name="T15">"text"</text:span></text:p>
      <text:p text:style-name="P11"><text:span text:style-name="T14">style</text:span>={<text:span text:style-name="T14">inputStyle</text:span>}</text:p>
      <text:p text:style-name="P11"><text:span text:style-name="T14">value</text:span>={<text:span text:style-name="T12">this</text:span>.<text:span text:style-name="T14">state</text:span>.<text:span text:style-name="T14">input</text:span>}</text:p>
      <text:p text:style-name="P11"><text:span text:style-name="T14">onChange</text:span>={<text:span text:style-name="T12">this</text:span>.<text:span text:style-name="T14">handleChange</text:span>} /&gt;</text:p>
      <text:p text:style-name="P11">&lt;/<text:span text:style-name="T14">div</text:span>&gt;</text:p>
      <text:p text:style-name="P11">);</text:p>
      <text:p text:style-name="P11">}</text:p>
      <text:p text:style-name="P11">};</text:p>
      <text:p text:style-name="P11"/>
      <text:p text:style-name="P4"/>
      <text:p text:style-name="P2"><text:a xlink:type="simple" xlink:href="http://192.168.0.253:8000/learn/front-end-libraries/react/use-array.map-to-dynamically-render-elements" text:style-name="Internet_20_link" text:visited-style-name="Visited_20_Internet_20_Link"><text:span text:style-name="T1">Use Array.map() to Dynamically Render Elements</text:span></text:a></text:p>
      <text:p text:style-name="P2"><text:span text:style-name="T5">const</text:span><text:span text:style-name="T3"> </text:span><text:span text:style-name="T9">textAreaStyles</text:span><text:span text:style-name="T3"> = {</text:span></text:p>
      <text:p text:style-name="P11"><text:span text:style-name="T14">width</text:span>: <text:span text:style-name="T17">235</text:span>,</text:p>
      <text:p text:style-name="P11"><text:span text:style-name="T14">margin</text:span>: <text:span text:style-name="T17">5</text:span></text:p>
      <text:p text:style-name="P11">};</text:p>
      <text:p text:style-name="P13"/>
      <text:p text:style-name="P11"><text:span text:style-name="T12">class</text:span> <text:span text:style-name="T13">MyToDoList</text:span> <text:span text:style-name="T12">extends</text:span> <text:span text:style-name="T13">React</text:span>.<text:span text:style-name="T13">Component</text:span> {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4">// change code below this line</text:p>
      <text:p text:style-name="P11"><text:span text:style-name="T12">this</text:span>.<text:span text:style-name="T14">state</text:span>={<text:span text:style-name="T14">userInput</text:span>:<text:span text:style-name="T15">''</text:span>,<text:span text:style-name="T14">toDoList</text:span>:[]}</text:p>
      <text:p text:style-name="P14">// change code above this line</text:p>
      <text:p text:style-name="P11"><text:span text:style-name="T12">this</text:span>.<text:span text:style-name="T14">handleSubmit</text:span> = <text:span text:style-name="T12">this</text:span>.<text:span text:style-name="T14">handleSubmit</text:span>.<text:span text:style-name="T14">bind</text:span>(<text:span text:style-name="T12">this</text:span>);</text:p>
      <text:p text:style-name="P11"><text:span text:style-name="T12">this</text:span>.<text:span text:style-name="T14">handleChange</text:span> = <text:span text:style-name="T12">this</text:span>.<text:span text:style-name="T14">handleChange</text:span>.<text:span text:style-name="T14">bind</text:span>(<text:span text:style-name="T12">this</text:span>);</text:p>
      <text:p text:style-name="P11">}</text:p>
      <text:p text:style-name="P11"><text:span text:style-name="T14">handleSubmit</text:span>() {</text:p>
      <text:p text:style-name="P11"><text:span text:style-name="T12">const</text:span> <text:span text:style-name="T14">itemsArray</text:span> = <text:span text:style-name="T12">this</text:span>.<text:span text:style-name="T14">state</text:span>.<text:span text:style-name="T14">userInput</text:span>.<text:span text:style-name="T14">split</text:span>(<text:span text:style-name="T15">','</text:span>);</text:p>
      <text:p text:style-name="P11"><text:span text:style-name="T12">this</text:span>.<text:span text:style-name="T14">setState</text:span>({</text:p>
      <text:p text:style-name="P11"><text:span text:style-name="T14">toDoList</text:span>: <text:span text:style-name="T14">itemsArray</text:span></text:p>
      <text:p text:style-name="P11">});</text:p>
      <text:p text:style-name="P11">}</text:p>
      <text:p text:style-name="P11"><text:span text:style-name="T14">handleChange</text:span>(<text:span text:style-name="T14">e</text:span>) {</text:p>
      <text:p text:style-name="P11"><text:span text:style-name="T12">this</text:span>.<text:span text:style-name="T14">setState</text:span>({</text:p>
      <text:p text:style-name="P11"><text:span text:style-name="T14">userInput</text:span>: <text:span text:style-name="T14">e</text:span>.<text:span text:style-name="T14">target</text:span>.<text:span text:style-name="T14">value</text:span></text:p>
      <text:p text:style-name="P11">});</text:p>
      <text:p text:style-name="P11">}</text:p>
      <text:p text:style-name="P11"><text:span text:style-name="T14">render</text:span>() {</text:p>
      <text:p text:style-name="P11"><text:span text:style-name="T12">const</text:span> <text:span text:style-name="T14">items</text:span> =<text:span text:style-name="T12">this</text:span>.<text:span text:style-name="T14">state</text:span>.<text:span text:style-name="T14">toDoList</text:span>.<text:span text:style-name="T14">map</text:span>(<text:span text:style-name="T14">a</text:span>=&gt;&lt;<text:span text:style-name="T14">li</text:span>&gt;{<text:span text:style-name="T14">a</text:span>}&lt;/<text:span text:style-name="T14">li</text:span>&gt;); <text:span text:style-name="T16">// change code here</text:span></text:p>
      <text:p text:style-name="P11"><text:span text:style-name="T12">return</text:span> (</text:p>
      <text:p text:style-name="P11">&lt;<text:span text:style-name="T14">div</text:span>&gt;</text:p>
      <text:p text:style-name="P11">&lt;<text:span text:style-name="T14">textarea</text:span></text:p>
      <text:p text:style-name="P11"><text:span text:style-name="T14">onChange</text:span>={<text:span text:style-name="T12">this</text:span>.<text:span text:style-name="T14">handleChange</text:span>}</text:p>
      <text:p text:style-name="P11"><text:span text:style-name="T14">value</text:span>={<text:span text:style-name="T12">this</text:span>.<text:span text:style-name="T14">state</text:span>.<text:span text:style-name="T14">userInput</text:span>}</text:p>
      <text:p text:style-name="P11"><text:span text:style-name="T14">style</text:span>={<text:span text:style-name="T14">textAreaStyles</text:span>}</text:p>
      <text:p text:style-name="P11"><text:span text:style-name="T14">placeholder</text:span>=<text:span text:style-name="T15">"Separate Items With Commas"</text:span> /&gt;&lt;<text:span text:style-name="T14">br</text:span> /&gt;</text:p>
      <text:p text:style-name="P11">&lt;<text:span text:style-name="T14">button</text:span> <text:span text:style-name="T14">onClick</text:span>={<text:span text:style-name="T12">this</text:span>.<text:span text:style-name="T14">handleSubmit</text:span>}&gt;<text:span text:style-name="T13">Create</text:span> <text:span text:style-name="T13">List</text:span>&lt;/<text:span text:style-name="T14">button</text:span>&gt;</text:p>
      <text:p text:style-name="P11">&lt;<text:span text:style-name="T14">h1</text:span>&gt;<text:span text:style-name="T13">My</text:span> <text:span text:style-name="T15">"To Do"</text:span> <text:span text:style-name="T13">List</text:span>:&lt;/<text:span text:style-name="T14">h1</text:span>&gt;</text:p>
      <text:p text:style-name="P11"><text:soft-page-break/>&lt;<text:span text:style-name="T14">ul</text:span>&gt;</text:p>
      <text:p text:style-name="P11">{<text:span text:style-name="T14">items</text:span>}</text:p>
      <text:p text:style-name="P11">&lt;/<text:span text:style-name="T14">ul</text:span>&gt;</text:p>
      <text:p text:style-name="P11">&lt;/<text:span text:style-name="T14">div</text:span>&gt;</text:p>
      <text:p text:style-name="P11">);</text:p>
      <text:p text:style-name="P11">}</text:p>
      <text:p text:style-name="P11">};</text:p>
      <text:p text:style-name="P11"/>
      <text:p text:style-name="P4"/>
      <text:p text:style-name="P2"><text:a xlink:type="simple" xlink:href="http://192.168.0.253:8000/learn/front-end-libraries/react/give-sibling-elements-a-unique-key-attribute" text:style-name="Internet_20_link" text:visited-style-name="Visited_20_Internet_20_Link"><text:span text:style-name="T1">Give Sibling Elements a Unique Key Attribute</text:span></text:a></text:p>
      <text:p text:style-name="P2"><text:span text:style-name="T5">const</text:span><text:span text:style-name="T3"> </text:span><text:span text:style-name="T9">frontEndFrameworks</text:span><text:span text:style-name="T3"> = [</text:span></text:p>
      <text:p text:style-name="P11"><text:span text:style-name="T15">'React'</text:span>,</text:p>
      <text:p text:style-name="P11"><text:span text:style-name="T15">'Angular'</text:span>,</text:p>
      <text:p text:style-name="P11"><text:span text:style-name="T15">'Ember'</text:span>,</text:p>
      <text:p text:style-name="P11"><text:span text:style-name="T15">'Knockout'</text:span>,</text:p>
      <text:p text:style-name="P11"><text:span text:style-name="T15">'Backbone'</text:span>,</text:p>
      <text:p text:style-name="P15">'Vue'</text:p>
      <text:p text:style-name="P11">];</text:p>
      <text:p text:style-name="P13"/>
      <text:p text:style-name="P11"><text:span text:style-name="T12">function</text:span> <text:span text:style-name="T13">Frameworks</text:span>() {</text:p>
      <text:p text:style-name="P11"><text:span text:style-name="T12">const</text:span> <text:span text:style-name="T14">renderFrameworks</text:span> = <text:span text:style-name="T14">frontEndFrameworks</text:span>.<text:span text:style-name="T14">map</text:span>(</text:p>
      <text:p text:style-name="P11">(<text:span text:style-name="T14">framework</text:span>, <text:span text:style-name="T14">i</text:span>) =&gt; &lt;<text:span text:style-name="T14">li</text:span> <text:span text:style-name="T14">key</text:span> = {<text:span text:style-name="T14">i</text:span>}&gt;{<text:span text:style-name="T14">framework</text:span>}&lt;/<text:span text:style-name="T14">li</text:span>&gt;</text:p>
      <text:p text:style-name="P11">); <text:span text:style-name="T16">// change code here</text:span></text:p>
      <text:p text:style-name="P11"><text:span text:style-name="T12">return</text:span> (</text:p>
      <text:p text:style-name="P11">&lt;<text:span text:style-name="T14">div</text:span>&gt;</text:p>
      <text:p text:style-name="P11">&lt;<text:span text:style-name="T14">h1</text:span>&gt;<text:span text:style-name="T13">Popular</text:span> <text:span text:style-name="T13">Front</text:span> <text:span text:style-name="T13">End</text:span> <text:span text:style-name="T13">JavaScript</text:span> <text:span text:style-name="T13">Frameworks</text:span>&lt;/<text:span text:style-name="T14">h1</text:span>&gt;</text:p>
      <text:p text:style-name="P11">&lt;<text:span text:style-name="T14">ul</text:span>&gt;</text:p>
      <text:p text:style-name="P11">{<text:span text:style-name="T14">renderFrameworks</text:span>}</text:p>
      <text:p text:style-name="P11">&lt;/<text:span text:style-name="T14">ul</text:span>&gt;</text:p>
      <text:p text:style-name="P11">&lt;/<text:span text:style-name="T14">div</text:span>&gt;</text:p>
      <text:p text:style-name="P11">);</text:p>
      <text:p text:style-name="P11">};</text:p>
      <text:p text:style-name="P11"/>
      <text:p text:style-name="P4"/>
      <text:p text:style-name="P2"><text:a xlink:type="simple" xlink:href="http://192.168.0.253:8000/learn/front-end-libraries/react/use-array.filter-to-dynamically-filter-an-array" text:style-name="Internet_20_link" text:visited-style-name="Visited_20_Internet_20_Link"><text:span text:style-name="T1">Use Array.filter() to Dynamically Filter an Array</text:span></text:a></text:p>
      <text:p text:style-name="P2"><text:span text:style-name="T5">class</text:span><text:span text:style-name="T3"> </text:span><text:span text:style-name="T7">MyComponent</text:span><text:span text:style-name="T3"> </text:span><text:span text:style-name="T5">extends</text:span><text:span text:style-name="T3"> </text:span><text:span text:style-name="T7">React</text:span><text:span text:style-name="T3">.</text:span><text:span text:style-name="T7">Component</text:span><text:span text:style-name="T3"> {</text:span></text:p>
      <text:p text:style-name="P11"><text:span text:style-name="T12">constructor</text:span>(<text:span text:style-name="T14">props</text:span>) {</text:p>
      <text:p text:style-name="P11"><text:span text:style-name="T12">super</text:span>(<text:span text:style-name="T14">props</text:span>);</text:p>
      <text:p text:style-name="P11"><text:span text:style-name="T12">this</text:span>.<text:span text:style-name="T14">state</text:span> = {</text:p>
      <text:p text:style-name="P11"><text:span text:style-name="T14">users</text:span>: [</text:p>
      <text:p text:style-name="P11">{</text:p>
      <text:p text:style-name="P11"><text:span text:style-name="T14">username</text:span>: <text:span text:style-name="T15">'Jeff'</text:span>,</text:p>
      <text:p text:style-name="P11"><text:span text:style-name="T14">online</text:span>: <text:span text:style-name="T12">true</text:span></text:p>
      <text:p text:style-name="P11">},</text:p>
      <text:p text:style-name="P11">{</text:p>
      <text:p text:style-name="P11"><text:span text:style-name="T14">username</text:span>: <text:span text:style-name="T15">'Alan'</text:span>,</text:p>
      <text:p text:style-name="P11"><text:span text:style-name="T14">online</text:span>: <text:span text:style-name="T12">false</text:span></text:p>
      <text:p text:style-name="P11"><text:soft-page-break/>},</text:p>
      <text:p text:style-name="P11">{</text:p>
      <text:p text:style-name="P11"><text:span text:style-name="T14">username</text:span>: <text:span text:style-name="T15">'Mary'</text:span>,</text:p>
      <text:p text:style-name="P11"><text:span text:style-name="T14">online</text:span>: <text:span text:style-name="T12">true</text:span></text:p>
      <text:p text:style-name="P11">},</text:p>
      <text:p text:style-name="P11">{</text:p>
      <text:p text:style-name="P11"><text:span text:style-name="T14">username</text:span>: <text:span text:style-name="T15">'Jim'</text:span>,</text:p>
      <text:p text:style-name="P11"><text:span text:style-name="T14">online</text:span>: <text:span text:style-name="T12">false</text:span></text:p>
      <text:p text:style-name="P11">},</text:p>
      <text:p text:style-name="P11">{</text:p>
      <text:p text:style-name="P11"><text:span text:style-name="T14">username</text:span>: <text:span text:style-name="T15">'Sara'</text:span>,</text:p>
      <text:p text:style-name="P11"><text:span text:style-name="T14">online</text:span>: <text:span text:style-name="T12">true</text:span></text:p>
      <text:p text:style-name="P11">},</text:p>
      <text:p text:style-name="P11">{</text:p>
      <text:p text:style-name="P11"><text:span text:style-name="T14">username</text:span>: <text:span text:style-name="T15">'Laura'</text:span>,</text:p>
      <text:p text:style-name="P11"><text:span text:style-name="T14">online</text:span>: <text:span text:style-name="T12">true</text:span></text:p>
      <text:p text:style-name="P11">}</text:p>
      <text:p text:style-name="P11">]</text:p>
      <text:p text:style-name="P11">}</text:p>
      <text:p text:style-name="P11">}</text:p>
      <text:p text:style-name="P11"><text:span text:style-name="T14">render</text:span>() {</text:p>
      <text:p text:style-name="P11"><text:span text:style-name="T12">const</text:span> <text:span text:style-name="T14">usersOnline</text:span> = <text:span text:style-name="T12">this</text:span>.<text:span text:style-name="T14">state</text:span>.<text:span text:style-name="T14">users</text:span>.<text:span text:style-name="T14">filter</text:span>(<text:span text:style-name="T14">user</text:span>=&gt;<text:span text:style-name="T14">user</text:span>.<text:span text:style-name="T14">online</text:span>); <text:span text:style-name="T16">// change code here</text:span></text:p>
      <text:p text:style-name="P11"><text:span text:style-name="T12">const</text:span> <text:span text:style-name="T14">renderOnline</text:span> = <text:span text:style-name="T14">usersOnline</text:span>.<text:span text:style-name="T14">map</text:span>((<text:span text:style-name="T14">i</text:span>) =&gt; &lt;<text:span text:style-name="T14">li</text:span> <text:span text:style-name="T14">key</text:span> = {<text:span text:style-name="T14">i</text:span>.<text:span text:style-name="T14">username</text:span> + <text:span text:style-name="T17">1</text:span>}&gt;{<text:span text:style-name="T14">i</text:span>.<text:span text:style-name="T14">username</text:span>}&lt;/<text:span text:style-name="T14">li</text:span>&gt;); <text:span text:style-name="T16">// change code here</text:span></text:p>
      <text:p text:style-name="P11"><text:span text:style-name="T12">return</text:span> (</text:p>
      <text:p text:style-name="P11">&lt;<text:span text:style-name="T14">div</text:span>&gt;</text:p>
      <text:p text:style-name="P11">&lt;<text:span text:style-name="T14">h1</text:span>&gt;<text:span text:style-name="T13">Current</text:span> <text:span text:style-name="T13">Online</text:span> <text:span text:style-name="T13">Users</text:span>:&lt;/<text:span text:style-name="T14">h1</text:span>&gt;</text:p>
      <text:p text:style-name="P11">&lt;<text:span text:style-name="T14">ul</text:span>&gt;</text:p>
      <text:p text:style-name="P11">{<text:span text:style-name="T14">renderOnline</text:span>}</text:p>
      <text:p text:style-name="P11">&lt;/<text:span text:style-name="T14">ul</text:span>&gt;</text:p>
      <text:p text:style-name="P11">&lt;/<text:span text:style-name="T14">div</text:span>&gt;</text:p>
      <text:p text:style-name="P11">);</text:p>
      <text:p text:style-name="P11">}</text:p>
      <text:p text:style-name="P11">};</text:p>
      <text:p text:style-name="P11"/>
      <text:p text:style-name="P2"><text:span text:style-name="T1"/></text:p>
      <text:p text:style-name="P2"><text:a xlink:type="simple" xlink:href="http://192.168.0.253:8000/learn/front-end-libraries/react/render-react-on-the-server-with-rendertostring" text:style-name="Internet_20_link" text:visited-style-name="Visited_20_Internet_20_Link"><text:span text:style-name="T1">Render React on the Server with renderToString</text:span></text:a></text:p>
      <text:p text:style-name="P4"/>
      <text:p text:style-name="P4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ato" svg:font-family="Lato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1-07-29T16:54:18.099000000</dc:date>
    <meta:editing-duration>PT22H53M24S</meta:editing-duration>
    <meta:editing-cycles>35</meta:editing-cycles>
    <meta:document-statistic meta:table-count="0" meta:image-count="0" meta:object-count="0" meta:page-count="28" meta:paragraph-count="1197" meta:word-count="2882" meta:character-count="20510" meta:non-whitespace-character-count="18801"/>
  </office:meta>
</office:document-meta>
</file>